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191cm"/>
    </style:style>
    <style:style style:name="Tabla1.B" style:family="table-column">
      <style:table-column-properties style:column-width="14.8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0090d3" loext:opacity="100%"/>
    </style:style>
    <style:style style:name="P3" style:family="paragraph" style:parent-style-name="Preformatted_20_Text">
      <style:paragraph-properties fo:margin-top="0cm" fo:margin-bottom="0.499cm" style:contextual-spacing="false" fo:text-align="center" style:justify-single-word="false"/>
    </style:style>
    <style:style style:name="P4" style:family="paragraph" style:parent-style-name="Preformatted_20_Text">
      <style:text-properties officeooo:paragraph-rsid="001ea353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1fe395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216ac2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2269d8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22a5b2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2498ee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24b61f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2">
      <style:paragraph-properties fo:text-align="justify" style:justify-single-word="false"/>
    </style:style>
    <style:style style:name="P16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 style:list-style-name="L3">
      <style:paragraph-properties fo:text-align="justify" style:justify-single-word="false"/>
    </style:style>
    <style:style style:name="P18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4">
      <style:paragraph-properties fo:text-align="justify" style:justify-single-word="false"/>
    </style:style>
    <style:style style:name="P20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21" style:family="paragraph" style:parent-style-name="Text_20_body" style:list-style-name="L5">
      <style:paragraph-properties fo:text-align="justify" style:justify-single-word="false"/>
    </style:style>
    <style:style style:name="P22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23" style:family="paragraph" style:parent-style-name="Text_20_body" style:list-style-name="L6">
      <style:paragraph-properties fo:text-align="justify" style:justify-single-word="false"/>
    </style:style>
    <style:style style:name="T1" style:family="text">
      <style:text-properties fo:color="#0090d3" loext:opacity="100%"/>
    </style:style>
    <style:style style:name="T2" style:family="text">
      <style:text-properties fo:color="#0090d3" loext:opacity="100%" fo:language="es" fo:country="ES"/>
    </style:style>
    <style:style style:name="T3" style:family="text">
      <style:text-properties fo:color="#0090d3" loext:opacity="100%" fo:language="es" fo:country="ES" officeooo:rsid="001d33cb"/>
    </style:style>
    <style:style style:name="T4" style:family="text">
      <style:text-properties fo:color="#0090d3" loext:opacity="100%" fo:language="es" fo:country="ES" officeooo:rsid="002269d8"/>
    </style:style>
    <style:style style:name="T5" style:family="text">
      <style:text-properties fo:color="#0090d3" loext:opacity="100%" fo:language="es" fo:country="ES" officeooo:rsid="0024b61f"/>
    </style:style>
    <style:style style:name="T6" style:family="text">
      <style:text-properties fo:color="#0090d3" loext:opacity="100%" officeooo:rsid="001ea353"/>
    </style:style>
    <style:style style:name="T7" style:family="text">
      <style:text-properties fo:color="#0090d3" loext:opacity="100%" officeooo:rsid="00216ac2"/>
    </style:style>
    <style:style style:name="T8" style:family="text">
      <style:text-properties fo:color="#0090d3" loext:opacity="100%" officeooo:rsid="002269d8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language="es" fo:country="ES"/>
    </style:style>
    <style:style style:name="T11" style:family="text">
      <style:text-properties fo:color="#ff0000" loext:opacity="100%" fo:language="es" fo:country="ES" officeooo:rsid="0022a5b2"/>
    </style:style>
    <style:style style:name="T12" style:family="text">
      <style:text-properties fo:color="#ff0000" loext:opacity="100%" fo:language="es" fo:country="ES" officeooo:rsid="002498ee"/>
    </style:style>
    <style:style style:name="T13" style:family="text">
      <style:text-properties fo:color="#ff0000" loext:opacity="100%" fo:language="es" fo:country="ES" officeooo:rsid="0024b61f"/>
    </style:style>
    <style:style style:name="T14" style:family="text">
      <style:text-properties fo:color="#000080" loext:opacity="100%"/>
    </style:style>
    <style:style style:name="T15" style:family="text">
      <style:text-properties fo:color="#000080" loext:opacity="100%" fo:language="es" fo:country="ES"/>
    </style:style>
    <style:style style:name="T16" style:family="text">
      <style:text-properties fo:color="#000080" loext:opacity="100%" fo:language="es" fo:country="ES" officeooo:rsid="001d33cb"/>
    </style:style>
    <style:style style:name="T17" style:family="text">
      <style:text-properties fo:color="#000080" loext:opacity="100%" fo:language="es" fo:country="ES" officeooo:rsid="001ea353"/>
    </style:style>
    <style:style style:name="T18" style:family="text">
      <style:text-properties fo:color="#000080" loext:opacity="100%" fo:language="es" fo:country="ES" officeooo:rsid="001fe395"/>
    </style:style>
    <style:style style:name="T19" style:family="text">
      <style:text-properties fo:color="#000080" loext:opacity="100%" fo:language="es" fo:country="ES" officeooo:rsid="002269d8"/>
    </style:style>
    <style:style style:name="T20" style:family="text">
      <style:text-properties fo:color="#000080" loext:opacity="100%" fo:language="es" fo:country="ES" officeooo:rsid="0022a5b2"/>
    </style:style>
    <style:style style:name="T21" style:family="text">
      <style:text-properties fo:color="#000080" loext:opacity="100%" fo:language="es" fo:country="ES" officeooo:rsid="002498ee"/>
    </style:style>
    <style:style style:name="T22" style:family="text">
      <style:text-properties fo:color="#000080" loext:opacity="100%" fo:language="es" fo:country="ES" officeooo:rsid="0024b61f"/>
    </style:style>
    <style:style style:name="T23" style:family="text">
      <style:text-properties fo:color="#000080" loext:opacity="100%" officeooo:rsid="001ea353"/>
    </style:style>
    <style:style style:name="T24" style:family="text">
      <style:text-properties fo:color="#000080" loext:opacity="100%" officeooo:rsid="001fe395"/>
    </style:style>
    <style:style style:name="T25" style:family="text">
      <style:text-properties fo:color="#000080" loext:opacity="100%" officeooo:rsid="00216ac2"/>
    </style:style>
    <style:style style:name="T26" style:family="text">
      <style:text-properties fo:color="#000080" loext:opacity="100%" officeooo:rsid="002269d8"/>
    </style:style>
    <style:style style:name="T27" style:family="text">
      <style:text-properties fo:color="#000080" loext:opacity="100%" officeooo:rsid="0022a5b2"/>
    </style:style>
    <style:style style:name="T28" style:family="text">
      <style:text-properties fo:color="#000080" loext:opacity="100%" officeooo:rsid="0024b61f"/>
    </style:style>
    <style:style style:name="T29" style:family="text">
      <style:text-properties fo:color="#008000" loext:opacity="100%"/>
    </style:style>
    <style:style style:name="T30" style:family="text">
      <style:text-properties fo:color="#008000" loext:opacity="100%" fo:language="es" fo:country="ES"/>
    </style:style>
    <style:style style:name="T31" style:family="text">
      <style:text-properties fo:color="#008000" loext:opacity="100%" fo:language="es" fo:country="ES" officeooo:rsid="001fe395"/>
    </style:style>
    <style:style style:name="T32" style:family="text">
      <style:text-properties fo:color="#008000" loext:opacity="100%" fo:language="es" fo:country="ES" officeooo:rsid="002269d8"/>
    </style:style>
    <style:style style:name="T33" style:family="text">
      <style:text-properties fo:color="#008000" loext:opacity="100%" fo:language="es" fo:country="ES" fo:font-style="italic" officeooo:rsid="002269d8" style:font-style-asian="italic" style:font-style-complex="italic"/>
    </style:style>
    <style:style style:name="T34" style:family="text">
      <style:text-properties fo:color="#008000" loext:opacity="100%" fo:language="es" fo:country="ES" officeooo:rsid="0022a5b2"/>
    </style:style>
    <style:style style:name="T35" style:family="text">
      <style:text-properties fo:color="#008000" loext:opacity="100%" fo:language="es" fo:country="ES" officeooo:rsid="0024b61f"/>
    </style:style>
    <style:style style:name="T36" style:family="text">
      <style:text-properties fo:color="#008000" loext:opacity="100%" officeooo:rsid="001fe395"/>
    </style:style>
    <style:style style:name="T37" style:family="text">
      <style:text-properties fo:color="#008000" loext:opacity="100%" officeooo:rsid="002269d8"/>
    </style:style>
    <style:style style:name="T38" style:family="text">
      <style:text-properties fo:color="#008000" loext:opacity="100%" officeooo:rsid="0022a5b2"/>
    </style:style>
    <style:style style:name="T39" style:family="text">
      <style:text-properties fo:color="#008000" loext:opacity="100%" officeooo:rsid="0024b61f"/>
    </style:style>
    <style:style style:name="T40" style:family="text">
      <style:text-properties fo:language="es" fo:country="ES"/>
    </style:style>
    <style:style style:name="T41" style:family="text">
      <style:text-properties fo:color="#808080" loext:opacity="100%"/>
    </style:style>
    <style:style style:name="T42" style:family="text">
      <style:text-properties fo:color="#808080" loext:opacity="100%" fo:language="es" fo:country="ES"/>
    </style:style>
    <style:style style:name="T43" style:family="text">
      <style:text-properties fo:color="#808080" loext:opacity="100%" fo:language="es" fo:country="ES" officeooo:rsid="001ea353"/>
    </style:style>
    <style:style style:name="T44" style:family="text">
      <style:text-properties fo:color="#808080" loext:opacity="100%" fo:language="es" fo:country="ES" officeooo:rsid="001fe395"/>
    </style:style>
    <style:style style:name="T45" style:family="text">
      <style:text-properties fo:color="#808080" loext:opacity="100%" fo:language="es" fo:country="ES" officeooo:rsid="002269d8"/>
    </style:style>
    <style:style style:name="T46" style:family="text">
      <style:text-properties fo:color="#808080" loext:opacity="100%" fo:language="es" fo:country="ES" officeooo:rsid="0024b61f"/>
    </style:style>
    <style:style style:name="T47" style:family="text">
      <style:text-properties fo:color="#808080" loext:opacity="100%" fo:font-size="10pt" fo:language="es" fo:country="ES" style:font-size-asian="10pt" style:font-size-complex="10pt"/>
    </style:style>
    <style:style style:name="T48" style:family="text">
      <style:text-properties fo:color="#ff6600" loext:opacity="100%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1ea353"/>
    </style:style>
    <style:style style:name="T51" style:family="text">
      <style:text-properties fo:font-style="italic" officeooo:rsid="001ea353" style:font-style-asian="italic" style:font-style-complex="italic"/>
    </style:style>
    <style:style style:name="T52" style:family="text">
      <style:text-properties fo:font-style="normal" officeooo:rsid="001ea353" style:font-style-asian="normal" style:font-style-complex="normal"/>
    </style:style>
    <style:style style:name="T53" style:family="text">
      <style:text-properties officeooo:rsid="001fe395"/>
    </style:style>
    <style:style style:name="T54" style:family="text">
      <style:text-properties officeooo:rsid="00216ac2"/>
    </style:style>
    <style:style style:name="T55" style:family="text">
      <style:text-properties officeooo:rsid="002269d8"/>
    </style:style>
    <style:style style:name="T56" style:family="text">
      <style:text-properties officeooo:rsid="0022a5b2"/>
    </style:style>
    <style:style style:name="T57" style:family="text">
      <style:text-properties officeooo:rsid="002498ee"/>
    </style:style>
    <style:style style:name="T58" style:family="text">
      <style:text-properties fo:color="#000000" loext:opacity="100%" fo:font-size="10pt" fo:language="es" fo:country="ES" officeooo:rsid="002498ee" style:font-size-asian="10pt" style:font-size-complex="10pt"/>
    </style:style>
    <style:style style:name="T59" style:family="text">
      <style:text-properties fo:color="#000000" loext:opacity="100%" style:font-name="Liberation Mono" fo:font-size="10pt" fo:language="es" fo:country="ES" officeooo:rsid="002498ee" style:font-name-asian="Noto Sans Mono CJK SC" style:font-size-asian="10pt" style:font-name-complex="Liberation Mono" style:font-size-complex="10pt"/>
    </style:style>
    <style:style style:name="T60" style:family="text">
      <style:text-properties officeooo:rsid="0024b61f"/>
    </style:style>
    <style:style style:name="T61" style:family="text">
      <style:text-properties officeooo:rsid="0025fab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o con ejemplos del comando grep</text:p>
      <text:section text:style-name="Sect1" text:name="primary">
        <text:p text:style-name="P6">A continuación mediante ejemplos y explicaciones aprenderemos a usar el comando grep para poder filtrar texto y de esta forma poder programar scripts de una forma mucho más rápida y sencilla.</text:p>
        <text:h text:style-name="Heading_20_2" text:outline-level="2">QUE USOS PODEMOS DAR AL COMANDO GREP</text:h>
        <text:p text:style-name="P6">El comando grep nos permite buscar cadenas de texto y palabras dentro de un fichero de texto o de la entrada estándar de la terminal. Una vez encontrado el contenido que estamos buscando:</text:p>
        <text:list xml:id="list1689616127" text:style-name="L1">
          <text:list-item>
            <text:p text:style-name="P12"><text:span text:style-name="T49">grep</text:span> mostrará en pantalla la totalidad de la línea/s que contiene/n la cadena de texto o palabra que estamos buscando. </text:p>
          </text:list-item>
          <text:list-item>
            <text:p text:style-name="P13">Con la opción pertinente únicamente mostrará la cadena de texto o palabra de cada una de las líneas que coincide con nuestro criterio de búsqueda.</text:p>
          </text:list-item>
        </text:list>
        <text:p text:style-name="P6">Esto hará que podamos usar <text:span text:style-name="T49">grep</text:span> para conseguir los siguientes propósitos:</text:p>
        <text:list xml:id="list3992304753" text:style-name="L2">
          <text:list-item>
            <text:p text:style-name="P14">Hacer que únicamente se muestren las líneas descomentadas en un fichero de configuración. </text:p>
          </text:list-item>
          <text:list-item>
            <text:p text:style-name="P14">En función del contenido de un fichero determinar la acción a realizar. </text:p>
          </text:list-item>
          <text:list-item>
            <text:p text:style-name="P14">Extraer contenido de un fichero como por ejemplo direcciones IP. </text:p>
          </text:list-item>
          <text:list-item>
            <text:p text:style-name="P14">Contar el número de líneas en las que aparece una palabra o cadena de texto. </text:p>
          </text:list-item>
          <text:list-item>
            <text:p text:style-name="P14">Buscar de forma recursiva el nombre de los ficheros que contienen una determinada palabra o cadena de texto. </text:p>
          </text:list-item>
          <text:list-item>
            <text:p text:style-name="P15">Etc.</text:p>
          </text:list-item>
        </text:list>
        <text:h text:style-name="Heading_20_2" text:outline-level="2">SINTAXIS BÁSICA DEL COMANDO GREP</text:h>
        <text:p text:style-name="P6">Para usar grep tendremos que usar un comando del siguiente tipo:</text:p>
        <text:p text:style-name="P3"><text:span text:style-name="Source_20_Text"><text:span text:style-name="T2">grep </text:span></text:span><text:span text:style-name="Source_20_Text"><text:span text:style-name="T10">opcion/es</text:span></text:span><text:span text:style-name="Source_20_Text"><text:span text:style-name="T2"> </text:span></text:span><text:span text:style-name="Source_20_Text"><text:span text:style-name="T15">'cadena_de_texto'</text:span></text:span><text:span text:style-name="Source_20_Text"><text:span text:style-name="T2"> </text:span></text:span><text:span text:style-name="Source_20_Text"><text:span text:style-name="T30">fichero_donde_buscar</text:span></text:span></text:p>
        <text:p text:style-name="P6">Un ejemplo básico de uso del comando grep sería el siguiente:</text:p>
        <text:p text:style-name="P3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w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16">A</text:span></text:span><text:span text:style-name="Source_20_Text"><text:span text:style-name="T15">d</text:span></text:span><text:span text:style-name="Source_20_Text"><text:span text:style-name="T16">ams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">adams</text:span></text:span><text:span text:style-name="Source_20_Text"><text:span text:style-name="T30">.txt</text:span></text:span></text:p>
        <text:p text:style-name="P6"><text:span text:style-name="Strong_20_Emphasis">Nota:</text:span> Este comando se limita a mostrar la totalidad de líneas del fichero <text:span text:style-name="Source_20_Text"><text:span text:style-name="T29">adams.txt</text:span></text:span> que contienen la palabra <text:span text:style-name="Source_20_Text"><text:span text:style-name="T14">adams</text:span></text:span></text:p>
        <text:h text:style-name="Heading_20_3" text:outline-level="3"/>
        <text:h text:style-name="Heading_20_3" text:outline-level="3">Opciones disponibles para el comando grep</text:h>
        <text:p text:style-name="P6">Algunas de las opciones disponibles y que podemos usar para el comando grep son las siguientes:</text:p>
        <table:table table:name="Tabla1" table:style-name="Tabla1">
          <table:table-column table:style-name="Tabla1.A"/>
          <table:table-column table:style-name="Tabla1.B"/>
          <table:table-header-rows>
            <text:soft-page-break/>
            <table:table-row>
              <table:table-cell table:style-name="Tabla1.A1" office:value-type="string">
                <text:p text:style-name="Table_20_Heading">Opción grep</text:p>
              </table:table-cell>
              <table:table-cell table:style-name="Tabla1.A1" office:value-type="string">
                <text:p text:style-name="Table_20_Heading">Función</text:p>
              </table:table-cell>
            </table:table-row>
          </table:table-header-rows>
          <table:table-row>
            <table:table-cell table:style-name="Tabla1.A1" office:value-type="string">
              <text:p text:style-name="Table_20_Contents"><text:span text:style-name="Source_20_Text"><text:span text:style-name="T9">-F</text:span></text:span></text:p>
            </table:table-cell>
            <table:table-cell table:style-name="Tabla1.A1" office:value-type="string">
              <text:p text:style-name="Table_20_Contents">Para indicar que queremos buscar una cadena de text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w</text:span></text:span></text:p>
            </table:table-cell>
            <table:table-cell table:style-name="Tabla1.A1" office:value-type="string">
              <text:p text:style-name="Table_20_Contents">Opción usada para encontrar una palabr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E</text:span></text:span></text:p>
            </table:table-cell>
            <table:table-cell table:style-name="Tabla1.A1" office:value-type="string">
              <text:p text:style-name="Table_20_Contents">Sirve para indicar que queremos definir una expresión regular de búsqued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-color</text:span></text:span></text:p>
            </table:table-cell>
            <table:table-cell table:style-name="Tabla1.A1" office:value-type="string">
              <text:p text:style-name="Table_20_Contents">Resalta en color las cadenas de texto que coinciden con nuestra búsqued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H</text:span></text:span></text:p>
            </table:table-cell>
            <table:table-cell table:style-name="Tabla1.A1" office:value-type="string">
              <text:p text:style-name="Table_20_Contents">Muestra el nombre del fichero en el caso que busquemos una palabra o cadena de texto en un solo fichero de text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h</text:span></text:span></text:p>
            </table:table-cell>
            <table:table-cell table:style-name="Tabla1.A1" office:value-type="string">
              <text:p text:style-name="Table_20_Contents">Oculta el nombre de los ficheros en el caso que busquemos una palabra o cadena de texto en varios ficheros de text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n</text:span></text:span></text:p>
            </table:table-cell>
            <table:table-cell table:style-name="Tabla1.A1" office:value-type="string">
              <text:p text:style-name="Table_20_Contents">Ver el número de línea/s en el que se encuentra la palabra o cadena de texto buscad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v</text:span></text:span></text:p>
            </table:table-cell>
            <table:table-cell table:style-name="Tabla1.A1" office:value-type="string">
              <text:p text:style-name="Table_20_Contents">Tiene la utilidad de invertir. Por lo tanto esta opción permite mostrar las líneas que no coinciden con una determinada cadena de texto o palabr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i</text:span></text:span></text:p>
            </table:table-cell>
            <table:table-cell table:style-name="Tabla1.A1" office:value-type="string">
              <text:p text:style-name="Table_20_Contents">Para no distinguir entre mayúsculas y minúsculas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o</text:span></text:span></text:p>
            </table:table-cell>
            <table:table-cell table:style-name="Tabla1.A1" office:value-type="string">
              <text:p text:style-name="Table_20_Contents">Sirve para que la salida del comando <text:span text:style-name="Source_20_Text"><text:span text:style-name="T1">grep</text:span></text:span> únicamente muestre la cadena de texto o palabra de cada una de las líneas que coincide con nuestro criterio de búsqued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x</text:span></text:span></text:p>
            </table:table-cell>
            <table:table-cell table:style-name="Tabla1.A1" office:value-type="string">
              <text:p text:style-name="Table_20_Contents">Muestra las líneas de un fichero de texto o de la entrada estándar en que la palabra o cadena de texto que estamos buscando ocupa toda una línea completa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r</text:span></text:span></text:p>
            </table:table-cell>
            <table:table-cell table:style-name="Tabla1.A1" office:value-type="string">
              <text:p text:style-name="Table_20_Contents">Leer de forma recursiva la totalidad de ficheros que están dentro de un directori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R</text:span></text:span></text:p>
            </table:table-cell>
            <table:table-cell table:style-name="Tabla1.A1" office:value-type="string">
              <text:p text:style-name="Table_20_Contents">Leer de forma recursiva la totalidad de ficheros que están dentro de un directorio. Está opción también incluirá los <text:a xlink:type="simple" xlink:href="https://geekland.eu/que-son-para-que-sirven-enlaces-duros-y-simbolicos/" office:target-frame-name="_blank" xlink:show="new" text:style-name="Internet_20_link" text:visited-style-name="Visited_20_Internet_20_Link">enlaces simbólicos</text:a>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c</text:span></text:span></text:p>
            </table:table-cell>
            <table:table-cell table:style-name="Tabla1.A1" office:value-type="string">
              <text:p text:style-name="Table_20_Contents">Nos permite obtener los números de líneas que contienen la cadena de texto o palabra que estamos buscand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A número</text:span></text:span></text:p>
            </table:table-cell>
            <table:table-cell table:style-name="Tabla1.A1" office:value-type="string">
              <text:p text:style-name="Table_20_Contents">Muestra la línea que contiene la palabra o cadena de texto que estamos buscando. Además también muestra las <text:span text:style-name="Source_20_Text"><text:span text:style-name="T9">X</text:span></text:span> líneas anteriores a la línea que contiene la palabra o cadena de texto que estamos buscand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B número</text:span></text:span></text:p>
            </table:table-cell>
            <table:table-cell table:style-name="Tabla1.A1" office:value-type="string">
              <text:p text:style-name="Table_20_Contents">Muestra la línea que contiene la palabra o cadena de texto que estamos buscando. Además también muestra las <text:span text:style-name="Source_20_Text"><text:span text:style-name="T9">X</text:span></text:span> líneas posteriores a la línea que contiene la palabra o cadena de texto que estamos buscand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-C número</text:span></text:span></text:p>
            </table:table-cell>
            <table:table-cell table:style-name="Tabla1.A1" office:value-type="string">
              <text:p text:style-name="Table_20_Contents">Muestra la línea que contiene la palabra o cadena de texto que estamos buscando. Además también muestra las <text:span text:style-name="Source_20_Text"><text:span text:style-name="T9">X</text:span></text:span> líneas anteriores y posteriores a la línea que contiene la palabra o cadena de texto que estamos buscando.</text:p>
            </table:table-cell>
          </table:table-row>
          <table:table-row>
            <table:table-cell table:style-name="Tabla1.A1" office:value-type="string">
              <text:p text:style-name="Table_20_Contents"><text:span text:style-name="Source_20_Text"><text:span text:style-name="T9">...</text:span></text:span></text:p>
            </table:table-cell>
            <table:table-cell table:style-name="Tabla1.A1" office:value-type="string">
              <text:p text:style-name="Table_20_Contents"><text:span text:style-name="Source_20_Text">...</text:span></text:p>
            </table:table-cell>
          </table:table-row>
        </table:table>
        <text:p text:style-name="P6">A continuación pasaremos a ver una serie de ejemplos para que pueden comprender a la perfección el uso del comando grep</text:p>
        <text:h text:style-name="Heading_20_2" text:outline-level="2">EJEMPLOS DE BÚSQUEDA DE PALABRAS Y CADENAS DE TEXTO USANDO GREP</text:h>
        <text:p text:style-name="P6">Algunos ejemplos que les deberían ayudar a dominar el uso del comando grep son los siguientes.</text:p>
        <text:h text:style-name="Heading_20_3" text:outline-level="3"><text:soft-page-break/>Mostrar todas las líneas que contengan una determinada cadena de caracteres con grep</text:h>
        <text:p text:style-name="P6">Imaginemos el caso en que queremos imprimir la totalidad de líneas de nuestro fichero <text:span text:style-name="Source_20_Text"><text:span text:style-name="T29">.bashrc</text:span></text:span> que contienen la cadena de caracteres <text:span text:style-name="Source_20_Text"><text:span text:style-name="T14">the</text:span></text:span>. Para realizar lo que acabo de comentar usaremos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F</text:span></text:span><text:span text:style-name="Source_20_Text"><text:span text:style-name="T2"> </text:span></text:span><text:span text:style-name="Source_20_Text"><text:span text:style-name="T15">'the'</text:span></text:span><text:span text:style-name="Source_20_Text"><text:span text:style-name="T2"> </text:span></text:span><text:span text:style-name="Source_20_Text"><text:span text:style-name="T30">.bashrc</text:span></text:span></text:p>
        <text:p text:style-name="P6"><text:span text:style-name="Strong_20_Emphasis">Nota:</text:span> El parámetro <text:span text:style-name="Source_20_Text"><text:span text:style-name="T9">-F</text:span></text:span> es para indicar que <text:span text:style-name="Source_20_Text"><text:span text:style-name="T14">the</text:span></text:span> es una cadena de caracteres. En caso de no indicar <text:span text:style-name="Source_20_Text"><text:span text:style-name="T9">-F</text:span></text:span>, <text:span text:style-name="Source_20_Text"><text:span text:style-name="T14">the</text:span></text:span> se tomaría como una expresión regular.</text:p>
        <text:p text:style-name="P6">Una vez ejecutado el comando obtendrán el siguiente resultado:</text:p>
        <text:p text:style-name="Preformatted_20_Text"><text:span text:style-name="Source_20_Text"><text:span text:style-name="T42"># Path to the bash it configuration</text:span></text:span></text:p>
        <text:p text:style-name="Preformatted_20_Text"><text:span text:style-name="Source_20_Text"><text:span text:style-name="T42"># Lock and Load a custom theme file.</text:span></text:span></text:p>
        <text:p text:style-name="Preformatted_20_Text"><text:span text:style-name="Source_20_Text"><text:span text:style-name="T42"># Leave empty to disable theming.</text:span></text:span></text:p>
        <text:p text:style-name="Preformatted_20_Text"><text:span text:style-name="Source_20_Text"><text:span text:style-name="T42"># location /.bash_it/themes/</text:span></text:span></text:p>
        <text:p text:style-name="Preformatted_20_Text"><text:span text:style-name="Source_20_Text"><text:span text:style-name="T42"># Some themes can show whether `sudo` has a current token or not.</text:span></text:span></text:p>
        <text:p text:style-name="P1"><text:span text:style-name="Source_20_Text"><text:span text:style-name="T42">...</text:span></text:span></text:p>
        <text:p text:style-name="P6">Como pueden ver, la salida del comando muestra la totalidad de líneas que contienen la cadena de texto <text:span text:style-name="Source_20_Text"><text:span text:style-name="T14">the</text:span></text:span>. Por lo tanto se imprimen la totalidad de líneas que contienen palabras como <text:span text:style-name="Source_20_Text"><text:span text:style-name="T14">the</text:span></text:span>, <text:span text:style-name="Source_20_Text"><text:span text:style-name="T14">the</text:span></text:span><text:span text:style-name="Source_20_Text"><text:span text:style-name="T41">mes</text:span></text:span>, <text:span text:style-name="Source_20_Text"><text:span text:style-name="T14">the</text:span></text:span><text:span text:style-name="Source_20_Text"><text:span text:style-name="T41">ming</text:span></text:span>, etc.</text:p>
        <text:h text:style-name="Heading_20_3" text:outline-level="3">Resaltar la sintaxis de las partes coincidentes con nuestra búsqueda mediante la opción <text:span text:style-name="Source_20_Text"><text:span text:style-name="T9">--color</text:span></text:span></text:h>
        <text:p text:style-name="P6">Si queremos que grep resalte las coincidencias de nuestra búsqueda tenemos que usar la opción <text:span text:style-name="Source_20_Text"><text:span text:style-name="T9">--color</text:span></text:span>. Por lo tanto si en el comando anterior añadimos la opción <text:span text:style-name="Source_20_Text"><text:span text:style-name="T9">--color</text:span></text:span>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-color -F</text:span></text:span><text:span text:style-name="Source_20_Text"><text:span text:style-name="T2"> </text:span></text:span><text:span text:style-name="Source_20_Text"><text:span text:style-name="T15">'the'</text:span></text:span><text:span text:style-name="Source_20_Text"><text:span text:style-name="T2"> </text:span></text:span><text:span text:style-name="Source_20_Text"><text:span text:style-name="T30">.bashrc</text:span></text:span></text:p>
        <text:p text:style-name="P6">Obtendremos el siguiente resultado:</text:p>
        <text:p text:style-name="Preformatted_20_Text"><text:span text:style-name="Source_20_Text"><text:span text:style-name="T42"># Path to </text:span></text:span><text:span text:style-name="Source_20_Text"><text:span text:style-name="Strong_20_Emphasis"><text:span text:style-name="T15">the</text:span></text:span></text:span><text:span text:style-name="Source_20_Text"><text:span text:style-name="T42"> bash it configuration</text:span></text:span></text:p>
        <text:p text:style-name="Preformatted_20_Text"><text:span text:style-name="Source_20_Text"><text:span text:style-name="T42"># Lock and Load a custom </text:span></text:span><text:span text:style-name="Source_20_Text"><text:span text:style-name="Strong_20_Emphasis"><text:span text:style-name="T15">the</text:span></text:span></text:span><text:span text:style-name="Source_20_Text"><text:span text:style-name="T42">me file.</text:span></text:span></text:p>
        <text:p text:style-name="Preformatted_20_Text"><text:span text:style-name="Source_20_Text"><text:span text:style-name="T42"># Leave empty to disable </text:span></text:span><text:span text:style-name="Source_20_Text"><text:span text:style-name="Strong_20_Emphasis"><text:span text:style-name="T15">the</text:span></text:span></text:span><text:span text:style-name="Source_20_Text"><text:span text:style-name="T42">ming.</text:span></text:span></text:p>
        <text:p text:style-name="Preformatted_20_Text"><text:span text:style-name="Source_20_Text"><text:span text:style-name="T42"># location /.bash_it/</text:span></text:span><text:span text:style-name="Source_20_Text"><text:span text:style-name="Strong_20_Emphasis"><text:span text:style-name="T15">the</text:span></text:span></text:span><text:span text:style-name="Source_20_Text"><text:span text:style-name="T42">mes/</text:span></text:span></text:p>
        <text:p text:style-name="Preformatted_20_Text"><text:span text:style-name="Source_20_Text"><text:span text:style-name="T42"># Some </text:span></text:span><text:span text:style-name="Source_20_Text"><text:span text:style-name="Strong_20_Emphasis"><text:span text:style-name="T15">the</text:span></text:span></text:span><text:span text:style-name="Source_20_Text"><text:span text:style-name="T42">mes can show whe</text:span></text:span><text:span text:style-name="Source_20_Text"><text:span text:style-name="Strong_20_Emphasis"><text:span text:style-name="T15">the</text:span></text:span></text:span><text:span text:style-name="Source_20_Text"><text:span text:style-name="T42">r `sudo` has a current token or not.</text:span></text:span></text:p>
        <text:p text:style-name="P1"><text:span text:style-name="Source_20_Text"><text:span text:style-name="T42">...</text:span></text:span></text:p>
        <text:p text:style-name="P6">Si observamos el resultado vemos las mismas frases que en el apartado anterior, pero ahora se resalta en color la cadena de texto <text:span text:style-name="Source_20_Text"><text:span text:style-name="T14">the</text:span></text:span> en cada una de las líneas. Esto es bastante útil porque nos ayuda a entender el porque se muestra cada una de las líneas.</text:p>
        <text:h text:style-name="Heading_20_3" text:outline-level="3">Mostrar el nombre del fichero en que encontramos la coincidencia con la opción <text:span text:style-name="Source_20_Text"><text:span text:style-name="T9">-H</text:span></text:span> y grep</text:h>
        <text:p text:style-name="P6">Si al inicio de la salida del comando quieren añadir el nombre del fichero en que se halla la línea mostrada en pantalla deberán usar la opción <text:span text:style-name="Source_20_Text"><text:span text:style-name="T9">-H</text:span></text:span>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H -F</text:span></text:span><text:span text:style-name="Source_20_Text"><text:span text:style-name="T2"> </text:span></text:span><text:span text:style-name="Source_20_Text"><text:span text:style-name="T15">'the'</text:span></text:span><text:span text:style-name="Source_20_Text"><text:span text:style-name="T2"> </text:span></text:span><text:span text:style-name="Source_20_Text"><text:span text:style-name="T30">.bashrc</text:span></text:span></text:p>
        <text:p text:style-name="P6"><text:soft-page-break/>Y ahora el resultado obtenido será el siguiente:</text:p>
        <text:p text:style-name="Preformatted_20_Text"><text:span text:style-name="Source_20_Text"><text:span text:style-name="T30">.bashrc:</text:span></text:span><text:span text:style-name="Source_20_Text"><text:span text:style-name="T42"># Path to the bash it configuration</text:span></text:span></text:p>
        <text:p text:style-name="Preformatted_20_Text"><text:span text:style-name="Source_20_Text"><text:span text:style-name="T30">.bashrc:</text:span></text:span><text:span text:style-name="Source_20_Text"><text:span text:style-name="T42"># Lock and Load a custom theme file.</text:span></text:span></text:p>
        <text:p text:style-name="Preformatted_20_Text"><text:span text:style-name="Source_20_Text"><text:span text:style-name="T30">.bashrc:</text:span></text:span><text:span text:style-name="Source_20_Text"><text:span text:style-name="T42"># Leave empty to disable theming.</text:span></text:span></text:p>
        <text:p text:style-name="Preformatted_20_Text"><text:span text:style-name="Source_20_Text"><text:span text:style-name="T30">.bashrc:</text:span></text:span><text:span text:style-name="Source_20_Text"><text:span text:style-name="T42"># location /.bash_it/themes/</text:span></text:span></text:p>
        <text:p text:style-name="Preformatted_20_Text"><text:span text:style-name="Source_20_Text"><text:span text:style-name="T30">.bashrc:</text:span></text:span><text:span text:style-name="Source_20_Text"><text:span text:style-name="T42"># Some themes can show whether `sudo` has a current token or not.</text:span></text:span></text:p>
        <text:p text:style-name="P1"><text:span text:style-name="Source_20_Text"><text:span text:style-name="T42">...</text:span></text:span></text:p>
        <text:p text:style-name="P6">Por lo tanto obtenemos la totalidad de líneas del fichero <text:span text:style-name="Source_20_Text"><text:span text:style-name="T29">.bashrc</text:span></text:span> en que aparece la cadena de texto <text:span text:style-name="Source_20_Text"><text:span text:style-name="T14">the</text:span></text:span>. Además al inicio de cada una de las líneas podemos ver detallado el nombre del fichero en que aparece la línea.</text:p>
        <text:p text:style-name="P6"><text:span text:style-name="Strong_20_Emphasis">Nota:</text:span> Esta opción solo es necesaria en el caso que busquemos una palabra o cadena de texto en un solo fichero de texto. Si buscamos en varios ficheros la opción por defecto es mostrar los nombres de los ficheros.</text:p>
        <text:h text:style-name="Heading_20_3" text:outline-level="3">Mostrar todas las líneas que no contengan una determinada cadena de caracteres usando la opción <text:span text:style-name="Source_20_Text"><text:span text:style-name="T9">-v</text:span></text:span> de grep</text:h>
        <text:p text:style-name="P6">Si queremos mostrar en pantalla la totalidad de líneas del fichero <text:span text:style-name="Source_20_Text"><text:span text:style-name="T29">.bashrc</text:span></text:span> que no contienen la cadena de caracteres <text:span text:style-name="Source_20_Text"><text:span text:style-name="T14">the</text:span></text:span> tan solo tenemos que invertir la búsqueda realizada en el primer apartado de este artículo. Para invertir las búsqueda en grep deberemos usar la opción <text:span text:style-name="Source_20_Text"><text:span text:style-name="T9">-v</text:span></text:span>. Por lo tanto ejecutaremos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v -F</text:span></text:span><text:span text:style-name="Source_20_Text"><text:span text:style-name="T2"> </text:span></text:span><text:span text:style-name="Source_20_Text"><text:span text:style-name="T15">'the'</text:span></text:span><text:span text:style-name="Source_20_Text"><text:span text:style-name="T2"> </text:span></text:span><text:span text:style-name="Source_20_Text"><text:span text:style-name="T30">.bashrc</text:span></text:span></text:p>
        <text:p text:style-name="P6">Y el resultado será el siguiente:</text:p>
        <text:p text:style-name="Preformatted_20_Text"><text:span text:style-name="Source_20_Text"><text:span text:style-name="T42">#!/usr/bin/env bash</text:span></text:span></text:p>
        <text:p text:style-name="Preformatted_20_Text"/>
        <text:p text:style-name="Preformatted_20_Text"><text:span text:style-name="Source_20_Text"><text:span text:style-name="T42"># If not running interactively, don't do anything</text:span></text:span></text:p>
        <text:p text:style-name="Preformatted_20_Text"><text:span text:style-name="Source_20_Text"><text:span text:style-name="T42">case $- in</text:span></text:span></text:p>
        <text:p text:style-name="Preformatted_20_Text"><text:span text:style-name="Source_20_Text"><text:span text:style-name="T41"><text:s text:c="2"/></text:span></text:span><text:span text:style-name="Source_20_Text"><text:span text:style-name="T42">*i*) ;;</text:span></text:span></text:p>
        <text:p text:style-name="Preformatted_20_Text"><text:span text:style-name="Source_20_Text"><text:span text:style-name="T41"><text:s text:c="4"/></text:span></text:span><text:span text:style-name="Source_20_Text"><text:span text:style-name="T42">*) return;;</text:span></text:span></text:p>
        <text:p text:style-name="Preformatted_20_Text"><text:span text:style-name="Source_20_Text"><text:span text:style-name="T42">esac</text:span></text:span></text:p>
        <text:p text:style-name="Preformatted_20_Text"><text:span text:style-name="Source_20_Text"><text:span text:style-name="T42">...</text:span></text:span></text:p>
        <text:p text:style-name="P1"><text:span text:style-name="Source_20_Text"><text:span text:style-name="T42">#bash-it enable plugin alias-completion</text:span></text:span></text:p>
        <text:h text:style-name="Heading_20_3" text:outline-level="3">Mostrar todas las líneas que contengan una palabra determinada mediante la opción <text:span text:style-name="Source_20_Text"><text:span text:style-name="T9">-w</text:span></text:span></text:h>
        <text:p text:style-name="P6">Si queremos mostrar las líneas del fichero de configuración <text:span text:style-name="Source_20_Text"><text:span text:style-name="T29">.bashrc</text:span></text:span> que contengan la palabra <text:span text:style-name="Source_20_Text"><text:span text:style-name="T14">the</text:span></text:span> tendremos que usar la opción <text:span text:style-name="Source_20_Text"><text:span text:style-name="T9">-w</text:span></text:span>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w -F</text:span></text:span><text:span text:style-name="Source_20_Text"><text:span text:style-name="T2"> </text:span></text:span><text:span text:style-name="Source_20_Text"><text:span text:style-name="T15">'the'</text:span></text:span><text:span text:style-name="Source_20_Text"><text:span text:style-name="T2"> </text:span></text:span><text:span text:style-name="Source_20_Text"><text:span text:style-name="T30">.bashrc</text:span></text:span></text:p>
        <text:p text:style-name="P6">Y el resultado obtenido será el siguiente:</text:p>
        <text:p text:style-name="Preformatted_20_Text"><text:span text:style-name="Source_20_Text"><text:span text:style-name="T42"># Path to the bash it configuration</text:span></text:span></text:p>
        <text:p text:style-name="Preformatted_20_Text"><text:span text:style-name="Source_20_Text"><text:span text:style-name="T42"># (Advanced): Change this to the name of your remote repo if you</text:span></text:span></text:p>
        <text:p text:style-name="P1"><text:span text:style-name="Source_20_Text"><text:span text:style-name="T42">...</text:span></text:span></text:p>
        <text:p text:style-name="P6"><text:soft-page-break/>Ahora los resultados mostrados son mucho menores que en el primer ejemplo de este artículo. La razón es que solo se mostrarán las líneas que contienen la palabra específica <text:span text:style-name="Source_20_Text"><text:span text:style-name="T14">the</text:span></text:span>. Por lo tanto se excluirán las líneas que contienen palabras como <text:span text:style-name="Source_20_Text"><text:span text:style-name="T14">themes</text:span></text:span>, <text:span text:style-name="Source_20_Text"><text:span text:style-name="T14">theming</text:span></text:span>, etc.</text:p>
        <text:h text:style-name="Heading_20_3" text:outline-level="3">Mostrar las líneas que contienen una palabra u otra palabra usando expresiones regulares gracias a la opción <text:span text:style-name="T9">-E</text:span></text:h>
        <text:p text:style-name="P6">Imaginemos que tenemos un fichero con el nombre <text:span text:style-name="Source_20_Text"><text:span text:style-name="T29">color.txt</text:span></text:span>. El contenido de este fichero es el siguiente:</text:p>
        <text:p text:style-name="Preformatted_20_Text"><text:span text:style-name="Source_20_Text"><text:span text:style-name="T42">color 1</text:span></text:span></text:p>
        <text:p text:style-name="Preformatted_20_Text"><text:span text:style-name="Source_20_Text"><text:span text:style-name="T42">colour 2</text:span></text:span></text:p>
        <text:p text:style-name="P1"><text:span text:style-name="Source_20_Text"><text:span text:style-name="T42">final</text:span></text:span></text:p>
        <text:p text:style-name="P6">Si queremos mostrar únicamente las líneas que contienen la palabra <text:span text:style-name="Source_20_Text"><text:span text:style-name="T14">color</text:span></text:span> o <text:span text:style-name="Source_20_Text"><text:span text:style-name="T14">colour</text:span></text:span> lo podemos hacer mediante el uso de una de estas 2 expresiones regulares:</text:p>
        <text:p text:style-name="Preformatted_20_Text"><text:span text:style-name="Source_20_Text"><text:span text:style-name="T15">'colou?r'</text:span></text:span></text:p>
        <text:p text:style-name="P1"><text:span text:style-name="Source_20_Text"><text:span text:style-name="T15">'color|colour'</text:span></text:span></text:p>
        <text:p text:style-name="P6"><text:span text:style-name="Strong_20_Emphasis">Nota:</text:span> El símbolo <text:span text:style-name="Source_20_Text"><text:span text:style-name="T14">u?</text:span></text:span> significa que considere 2 casos. El primer caso que esté la letra <text:span text:style-name="Source_20_Text"><text:span text:style-name="T14">u</text:span></text:span> y el segundo caso que no esté la letra <text:span text:style-name="Source_20_Text"><text:span text:style-name="T14">u</text:span></text:span>.</text:p>
        <text:p text:style-name="P6"><text:span text:style-name="Strong_20_Emphasis">Nota:</text:span> El símbolo <text:span text:style-name="Source_20_Text"><text:span text:style-name="T14">|</text:span></text:span> significa o.</text:p>
        <text:p text:style-name="P6">Si usamos grep con la primera de las expresiones regulares para mostrar la líneas del fichero <text:span text:style-name="Source_20_Text"><text:span text:style-name="T29">color.txt</text:span></text:span> que contienen la palabra <text:span text:style-name="Source_20_Text"><text:span text:style-name="T14">color</text:span></text:span> o <text:span text:style-name="Source_20_Text"><text:span text:style-name="T14">colour</text:span></text:span> lo haremos del siguiente modo obteniendo el siguiente resultado:</text:p>
        <text:p text:style-name="P2"><text:span text:style-name="Source_20_Text">$ </text:span><text:span text:style-name="Source_20_Text"><text:span text:style-name="T40">grep </text:span></text:span><text:span text:style-name="Source_20_Text"><text:span text:style-name="T10">-E -w</text:span></text:span><text:span text:style-name="Source_20_Text"><text:span text:style-name="T40"> </text:span></text:span><text:span text:style-name="Source_20_Text"><text:span text:style-name="T15">'colou?r'</text:span></text:span><text:span text:style-name="Source_20_Text"><text:span text:style-name="T40"> </text:span></text:span><text:span text:style-name="Source_20_Text"><text:span text:style-name="T30">color.txt</text:span></text:span></text:p>
        <text:p text:style-name="Preformatted_20_Text"><text:span text:style-name="Source_20_Text"><text:span text:style-name="T42">color 1</text:span></text:span></text:p>
        <text:p text:style-name="P1"><text:span text:style-name="Source_20_Text"><text:span text:style-name="T42">colour 2</text:span></text:span></text:p>
        <text:p text:style-name="P6">Si prefieren usar la segunda de las expresiones regulares obtendrán el mismo resultado.</text:p>
        <text:p text:style-name="P2"><text:span text:style-name="Source_20_Text"><text:span text:style-name="T54">$</text:span></text:span><text:span text:style-name="Source_20_Text"> </text:span><text:span text:style-name="Source_20_Text"><text:span text:style-name="T40">grep </text:span></text:span><text:span text:style-name="Source_20_Text"><text:span text:style-name="T10">-E -w</text:span></text:span><text:span text:style-name="Source_20_Text"><text:span text:style-name="T40"> </text:span></text:span><text:span text:style-name="Source_20_Text"><text:span text:style-name="T15">'color|colour'</text:span></text:span><text:span text:style-name="Source_20_Text"><text:span text:style-name="T40"> </text:span></text:span><text:span text:style-name="Source_20_Text"><text:span text:style-name="T30">color.txt</text:span></text:span></text:p>
        <text:p text:style-name="Preformatted_20_Text"><text:span text:style-name="Source_20_Text"><text:span text:style-name="T42">color 1</text:span></text:span></text:p>
        <text:p text:style-name="P1"><text:span text:style-name="Source_20_Text"><text:span text:style-name="T42">colour 2</text:span></text:span></text:p>
        <text:h text:style-name="Heading_20_3" text:outline-level="3">Buscar todas las líneas que contengan una determinada palabra en la totalidad de ficheros que están dentro de un directorio con grep</text:h>
        <text:p text:style-name="P6">En los comandos ejecutados hasta el momento estamos buscando si existe una palabra o una determinada cadena de texto en un solo fichero. Si en vez de analizar o mirar en un solo fichero queremos analizar o mirar en la totalidad de ficheros de un directorio deberemos proceder del siguiente modo.</text:p>
        <text:p text:style-name="P6">En la ubicación <text:span text:style-name="Source_20_Text"><text:span text:style-name="T1">/home/</text:span></text:span><text:span text:style-name="Source_20_Text"><text:span text:style-name="T6">alumno</text:span></text:span><text:span text:style-name="Source_20_Text"><text:span text:style-name="T1">/.config </text:span></text:span><text:s/>tengo la totalidad de ficheros de configuración de mi <text:span text:style-name="T54">usuario.</text:span></text:p>
        <text:p text:style-name="P6">Si quiero imprimir la totalidad de las líneas de los ficheros <text:span text:style-name="T50">de </text:span><text:span text:style-name="T51">home</text:span><text:span text:style-name="T52">alumno/.config</text:span> que contienen la palabra <text:span text:style-name="Source_20_Text"><text:span text:style-name="T23">$</text:span></text:span> ejecutaremos el siguiente comando <text:span text:style-name="Strong_20_Emphasis">dentro de la ubicación </text:span><text:span text:style-name="Strong_20_Emphasis"><text:span text:style-name="Source_20_Text">/home/</text:span></text:span><text:span text:style-name="Strong_20_Emphasis"><text:span text:style-name="Source_20_Text"><text:span text:style-name="T50">alumno</text:span></text:span></text:span><text:span text:style-name="Strong_20_Emphasis"><text:span text:style-name="Source_20_Text">/.config</text:span></text:span></text:p>
        <text:p text:style-name="P1"><text:soft-page-break/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w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17">$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./*</text:span></text:span></text:p>
        <text:p text:style-name="P6"><text:span text:style-name="Strong_20_Emphasis">Nota:</text:span> También podría haber usado el comando <text:span text:style-name="Source_20_Text"><text:span text:style-name="T1">grep </text:span></text:span><text:span text:style-name="Source_20_Text"><text:span text:style-name="T9">-w</text:span></text:span><text:span text:style-name="Source_20_Text"><text:span text:style-name="T1"> </text:span></text:span><text:span text:style-name="Source_20_Text"><text:span text:style-name="T6">$</text:span></text:span><text:span text:style-name="Source_20_Text"><text:span text:style-name="T1"> </text:span></text:span><text:span text:style-name="Source_20_Text"><text:span text:style-name="T29">/home/</text:span></text:span><text:span text:style-name="Source_20_Text"><text:span text:style-name="T36">alumno</text:span></text:span><text:span text:style-name="Source_20_Text"><text:span text:style-name="T29">/.config/*</text:span></text:span>.</text:p>
        <text:p text:style-name="P6"><text:span text:style-name="Strong_20_Emphasis">Nota:</text:span> <text:span text:style-name="T50">Observad que </text:span><text:span text:style-name="Source_20_Text"><text:span text:style-name="T1">grep </text:span></text:span><text:span text:style-name="Strong_20_Emphasis">no puede buscar en directorios</text:span>.</text:p>
        <text:p text:style-name="P6">El resultado obtenido en mi caso es el siguiente:</text:p>
        <text:p text:style-name="P4"><text:span text:style-name="Source_20_Text"><text:span text:style-name="T43">a</text:span></text:span><text:span text:style-name="Source_20_Text"><text:span text:style-name="T42">lumno@alumno-OptiPlex-7040:~/.config$ grep --colour -w '$' ./*</text:span></text:span></text:p>
        <text:p text:style-name="P4"><text:span text:style-name="Source_20_Text"><text:span text:style-name="T42">grep: ./dconf: Es un directorio</text:span></text:span></text:p>
        <text:p text:style-name="P4"><text:span text:style-name="Source_20_Text"><text:span text:style-name="T42">grep: ./eog: Es un directorio</text:span></text:span></text:p>
        <text:p text:style-name="P4"><text:span text:style-name="Source_20_Text"><text:span text:style-name="T42">grep: ./evolution: Es un directorio</text:span></text:span></text:p>
        <text:p text:style-name="P4"><text:span text:style-name="Source_20_Text"><text:span text:style-name="T42">grep: ./gnome-session: Es un directorio</text:span></text:span></text:p>
        <text:p text:style-name="P4"><text:span text:style-name="Source_20_Text"><text:span text:style-name="T42">grep: ./goa-1.0: Es un directorio</text:span></text:span></text:p>
        <text:p text:style-name="P4"><text:span text:style-name="Source_20_Text"><text:span text:style-name="T42">grep: ./gtk-3.0: Es un directorio</text:span></text:span></text:p>
        <text:p text:style-name="P4"><text:span text:style-name="Source_20_Text"><text:span text:style-name="T42">grep: ./gtk-4.0: Es un directorio</text:span></text:span></text:p>
        <text:p text:style-name="P4"><text:span text:style-name="Source_20_Text"><text:span text:style-name="T42">grep: ./ibus: Es un directorio</text:span></text:span></text:p>
        <text:p text:style-name="P4"><text:span text:style-name="Source_20_Text"><text:span text:style-name="T42">grep: ./libreoffice: Es un directorio</text:span></text:span></text:p>
        <text:p text:style-name="P4"><text:span text:style-name="Source_20_Text"><text:span text:style-name="T42">./mimeapps.list:[Added Associations]</text:span></text:span></text:p>
        <text:p text:style-name="P4"><text:span text:style-name="Source_20_Text"><text:span text:style-name="T42">./mimeapps.list:image/jpeg=shotwell-viewer.desktop;</text:span></text:span></text:p>
        <text:p text:style-name="P4"><text:span text:style-name="Source_20_Text"><text:span text:style-name="T42">./mimeapps.list:x-scheme-handler/tg=userapp-Telegram Desktop-MH8DV1.desktop;</text:span></text:span></text:p>
        <text:p text:style-name="P4"><text:span text:style-name="Source_20_Text"><text:span text:style-name="T42">./mimeapps.list:</text:span></text:span></text:p>
        <text:p text:style-name="P4"><text:span text:style-name="Source_20_Text"><text:span text:style-name="T42">./mimeapps.list:[Default Applications]</text:span></text:span></text:p>
        <text:p text:style-name="P4"><text:span text:style-name="Source_20_Text"><text:span text:style-name="T42">grep: ./nautilus: Es un directorio</text:span></text:span></text:p>
        <text:p text:style-name="P4"><text:span text:style-name="Source_20_Text"><text:span text:style-name="T42">grep: ./pulse: Es un directorio</text:span></text:span></text:p>
        <text:p text:style-name="P4"><text:span text:style-name="Source_20_Text"><text:span text:style-name="T42">grep: ./totem: Es un directorio</text:span></text:span></text:p>
        <text:p text:style-name="P4"><text:span text:style-name="Source_20_Text"><text:span text:style-name="T42">grep: ./transmission: Es un directorio</text:span></text:span></text:p>
        <text:p text:style-name="P4"><text:span text:style-name="Source_20_Text"><text:span text:style-name="T42">grep: ./update-notifier: Es un directorio</text:span></text:span></text:p>
        <text:p text:style-name="P4"><text:span text:style-name="Source_20_Text"><text:span text:style-name="T42">./user-dirs.dirs:# interested in. All local changes will be retained on the next run.</text:span></text:span></text:p>
        <text:p text:style-name="P4"><text:span text:style-name="Source_20_Text"><text:span text:style-name="T42">./user-dirs.dirs:# absolute path. No other format is supported.</text:span></text:span></text:p>
        <text:p text:style-name="P4"><text:span text:style-name="Source_20_Text"><text:span text:style-name="T42">./user-dirs.dirs:# </text:span></text:span></text:p>
        <text:p text:style-name="P4"><text:span text:style-name="Source_20_Text"><text:span text:style-name="T42">./user-dirs.dirs:XDG_DESKTOP_DIR="$HOME/Escritorio"</text:span></text:span></text:p>
        <text:p text:style-name="P4"><text:span text:style-name="Source_20_Text"><text:span text:style-name="T42">./user-dirs.dirs:XDG_DOWNLOAD_DIR="$HOME/Descargas"</text:span></text:span></text:p>
        <text:p text:style-name="P4"><text:span text:style-name="Source_20_Text"><text:span text:style-name="T42">./user-dirs.dirs:XDG_TEMPLATES_DIR="$HOME/Plantillas"</text:span></text:span></text:p>
        <text:p text:style-name="P4"><text:span text:style-name="Source_20_Text"><text:span text:style-name="T42">./user-dirs.dirs:XDG_PUBLICSHARE_DIR="$HOME/Público"</text:span></text:span></text:p>
        <text:p text:style-name="P4"><text:span text:style-name="Source_20_Text"><text:span text:style-name="T42">./user-dirs.dirs:XDG_DOCUMENTS_DIR="$HOME/Documentos"</text:span></text:span></text:p>
        <text:p text:style-name="P4"><text:span text:style-name="Source_20_Text"><text:span text:style-name="T42">./user-dirs.dirs:XDG_MUSIC_DIR="$HOME/Música"</text:span></text:span></text:p>
        <text:p text:style-name="P4"><text:span text:style-name="Source_20_Text"><text:span text:style-name="T42">./user-dirs.dirs:XDG_PICTURES_DIR="$HOME/Imágenes"</text:span></text:span></text:p>
        <text:p text:style-name="P4"><text:span text:style-name="Source_20_Text"><text:span text:style-name="T42">./user-dirs.dirs:XDG_VIDEOS_DIR="$HOME/Vídeos"./config:# <text:s text:c="6"/>v1.0: 01/02/2021 </text:span></text:span></text:p>
        <text:p text:style-name="P4"><text:span text:style-name="Source_20_Text"><text:span text:style-name="T42"/></text:span></text:p>
        <text:p text:style-name="P6">En la salida veréis que aparecen la totalidad de las líneas del fichero<text:span text:style-name="T53">s</text:span> que contienen la palabra <text:span text:style-name="Source_20_Text"><text:span text:style-name="T24">$</text:span></text:span>. Además se indica el nombre del fichero en que está presente cada una de las líneas encontradas. Pero el comando no mirará en los ficheros de están dentro de l<text:span text:style-name="T53">os</text:span> directorio<text:span text:style-name="T53">s</text:span>. Si se quieren analizar la totalidad de ficheros del directorio <text:span text:style-name="Source_20_Text"><text:span text:style-name="T29">/home/</text:span></text:span><text:span text:style-name="Source_20_Text"><text:span text:style-name="T36">alumno</text:span></text:span><text:span text:style-name="Source_20_Text"><text:span text:style-name="T29">/.config/ </text:span></text:span>que contienen la palabra <text:span text:style-name="Source_20_Text"><text:span text:style-name="T24">$</text:span></text:span> de forma recursiva y por lo tanto incluyendo el <text:span text:style-name="T53">resto de directorios</text:span>, lo tendrán que realizar del siguiente modo.</text:p>
        <text:h text:style-name="Heading_20_3" text:outline-level="3">Buscar todas las líneas que contengan una determinada palabra en la totalidad de ficheros que están dentro de un directorio de forma recursiva con la opción <text:span text:style-name="Source_20_Text"><text:span text:style-name="T9">-r</text:span></text:span></text:h>
        <text:p text:style-name="P6">Para ver la totalidad de líneas de los ficheros que contienen la palabra <text:span text:style-name="Source_20_Text"><text:span text:style-name="T25">$</text:span></text:span> y que están dentro del directorio y los subdirectorios de <text:span text:style-name="Source_20_Text"><text:span text:style-name="T29">/home/</text:span></text:span><text:span text:style-name="Source_20_Text"><text:span text:style-name="T36">alumno</text:span></text:span><text:span text:style-name="Source_20_Text"><text:span text:style-name="T29">/.config </text:span></text:span>tendremos que añadir la opción <text:span text:style-name="Source_20_Text"><text:span text:style-name="T9">-r</text:span></text:span> de búsqueda recursiva. Por lo tanto usaremos el siguiente comando para conseguir nuestro fin:</text:p>
        <text:p text:style-name="P1"><text:soft-page-break/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rw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18">$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/home/</text:span></text:span><text:span text:style-name="Source_20_Text"><text:span text:style-name="T31">alumno</text:span></text:span><text:span text:style-name="Source_20_Text"><text:span text:style-name="T30">/.config/</text:span></text:span></text:p>
        <text:p text:style-name="P6"><text:span text:style-name="Strong_20_Emphasis">Nota:</text:span> Como usamos la opción <text:span text:style-name="Source_20_Text"><text:span text:style-name="T9">-r</text:span></text:span> minúscula no se considerarán los enlaces simbólicos. En el caso que quisieran considera<text:span text:style-name="T53">r</text:span> los enlaces simbólicos deberían usar la opción <text:span text:style-name="Source_20_Text"><text:span text:style-name="T9">-R</text:span></text:span>.</text:p>
        <text:p text:style-name="P6">En este caso podemos ver que los resultados de búsqueda ahora mostrarán la totalidad de líneas de los ficheros de texto ubicados en <text:span text:style-name="Source_20_Text"><text:span text:style-name="T29">/home/</text:span></text:span><text:span text:style-name="Source_20_Text"><text:span text:style-name="T36">alumno/</text:span></text:span><text:span text:style-name="Source_20_Text"><text:span text:style-name="T29">.config</text:span></text:span> que contienen la palabra <text:span text:style-name="Source_20_Text"><text:span text:style-name="T24">$</text:span></text:span>.</text:p>
        <text:p text:style-name="P6">También observamos que al analizar varios ficheros de forma simultanea <text:span text:style-name="Source_20_Text"><text:span text:style-name="T1">grep</text:span></text:span> muestra el nombre del fichero en que se ha encontrado la línea que estamos buscando. Si queremos ocultar el nombre del fichero podemos usar la opción <text:span text:style-name="Source_20_Text"><text:span text:style-name="T9">-h</text:span></text:span> del siguiente modo:</text:p>
        <text:p text:style-name="P5"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h -rw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18">$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./*</text:span></text:span></text:p>
        <text:p text:style-name="P6"><text:span text:style-name="Source_20_Text"><text:span text:style-name="T42"/></text:span></text:p>
        <text:h text:style-name="Heading_20_3" text:outline-level="3">Mostrar las líneas que contienen una determinada palabra o cadena de texto en los ficheros de un directorio de forma recursiva excluyendo ciertos directorios</text:h>
        <text:p text:style-name="P6">Si queremos analizar la totalidad de líneas de los ficheros que están dentro del directorio y los subdirectorios de <text:span text:style-name="Source_20_Text"><text:span text:style-name="T29">/home/alumno/.config/</text:span></text:span> excluyendo uno de los directorios, como por ejemplo el directorio <text:span text:style-name="Source_20_Text"><text:span text:style-name="T36">gnome-session</text:span></text:span>, deberemos usar la opción <text:span text:style-name="Source_20_Text"><text:span text:style-name="T9">--exclude-dir</text:span></text:span>. Por lo tanto para mostrar la totalidad de líneas de los ficheros contenidos en el directorio <text:span text:style-name="Source_20_Text"><text:span text:style-name="T29">/home/alumno/.config</text:span></text:span> que contienen la palabra <text:span text:style-name="Source_20_Text"><text:span text:style-name="T24">$</text:span></text:span> excluyendo el directorio <text:span text:style-name="Source_20_Text"><text:span text:style-name="T36">gnome-session</text:span></text:span> procederemos del siguiente modo:</text:p>
        <text:p text:style-name="P1"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rw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18">$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/home/alumno/.config/*</text:span></text:span><text:span text:style-name="Source_20_Text"><text:span text:style-name="T2"> </text:span></text:span><text:span text:style-name="Source_20_Text"><text:span text:style-name="T10">--exclude-dir=</text:span></text:span><text:span text:style-name="Source_20_Text"><text:span text:style-name="T31">gnome-session</text:span></text:span></text:p>
        <text:p text:style-name="P6">El resultado obtenido <text:span text:style-name="T53">con respecto a la carpeta gnome session, </text:span><text:s/>es el siguiente:</text:p>
        <text:p text:style-name="Preformatted_20_Text"><text:span text:style-name="Source_20_Text"><text:span text:style-name="T42">...</text:span></text:span></text:p>
        <text:p text:style-name="P1"><text:span text:style-name="Source_20_Text"><text:span text:style-name="T42">grep: ./</text:span></text:span><text:span text:style-name="Source_20_Text"><text:span text:style-name="T44">gnome-session</text:span></text:span><text:span text:style-name="Source_20_Text"><text:span text:style-name="T42">: Es un directorio</text:span></text:span></text:p>
        <text:p text:style-name="P6">En el caso que tuviéramos que excluir más de un directorio usaríamos la siguiente sintaxis:</text:p>
        <text:p text:style-name="P1"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rw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18">$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/home/alumno/.config/*</text:span></text:span><text:span text:style-name="Source_20_Text"><text:span text:style-name="T2"> </text:span></text:span><text:span text:style-name="Source_20_Text"><text:span text:style-name="T10">--exclude-dir=</text:span></text:span><text:span text:style-name="Source_20_Text"><text:span text:style-name="T30">{directorio_1,directorio_2}</text:span></text:span></text:p>
        <text:h text:style-name="Heading_20_3" text:outline-level="3">Obtener todas las líneas de un fichero que al menos contienen una de las letras definidas en una lista mediante grep</text:h>
        <text:p text:style-name="P6">Para obtener la totalidad de líneas del fichero <text:span text:style-name="Source_20_Text"><text:span text:style-name="T29">.bashrc</text:span></text:span> que contienen las vocales <text:span text:style-name="Source_20_Text"><text:span text:style-name="T14">a</text:span></text:span>, o <text:span text:style-name="Source_20_Text"><text:span text:style-name="T14">i</text:span></text:span> lo haremos definiendo una búsqueda mediante expresiones regulares. El modo de realizarlo es el siguiente:</text:p>
        <text:p text:style-name="P1"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[ai]'</text:span></text:span><text:span text:style-name="Source_20_Text"><text:span text:style-name="T2"> </text:span></text:span><text:span text:style-name="Source_20_Text"><text:span text:style-name="T30">~/.bashrc</text:span></text:span></text:p>
        <text:p text:style-name="P6"><text:span text:style-name="Strong_20_Emphasis">Nota:</text:span> La opción <text:span text:style-name="Source_20_Text"><text:span text:style-name="T9">-E</text:span></text:span> es para indicar que el término de búsqueda se trata de una expresión regular. En este caso la expresión regular es <text:span text:style-name="Source_20_Text"><text:span text:style-name="T14">[ai]</text:span></text:span>.</text:p>
        <text:p text:style-name="P6">Si quisiéramos imprimir la totalidad de líneas que contienen las vocales <text:span text:style-name="Source_20_Text"><text:span text:style-name="T14">a</text:span></text:span>, o, <text:span text:style-name="Source_20_Text"><text:span text:style-name="T14">e</text:span></text:span>, o, <text:span text:style-name="Source_20_Text"><text:span text:style-name="T14">i</text:span></text:span> ,u <text:span text:style-name="Source_20_Text"><text:span text:style-name="T14">o</text:span></text:span> ,o <text:span text:style-name="Source_20_Text"><text:span text:style-name="T14">u</text:span></text:span> entonces usaríamos el siguiente comando:</text:p>
        <text:p text:style-name="P1"><text:soft-page-break/><text:span text:style-name="Source_20_Text"><text:span text:style-name="T7">$</text:span></text:span><text:span text:style-name="Source_20_Text"><text:span text:style-name="T1">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[aeiou]'</text:span></text:span><text:span text:style-name="Source_20_Text"><text:span text:style-name="T2"> </text:span></text:span><text:span text:style-name="Source_20_Text"><text:span text:style-name="T30">~/.bashrc</text:span></text:span></text:p>
        <text:p text:style-name="P7"><text:span text:style-name="Strong_20_Emphasis">Nota:</text:span> Para el último apartado también podríamos usar el comando </text:p>
        <text:p text:style-name="P7"><text:span text:style-name="Source_20_Text"><text:span text:style-name="T7">$ </text:span></text:span><text:span text:style-name="Source_20_Text"><text:span text:style-name="T1">grep </text:span></text:span><text:span text:style-name="Source_20_Text"><text:span text:style-name="T9">-E</text:span></text:span><text:span text:style-name="Source_20_Text"><text:span text:style-name="T1"> </text:span></text:span><text:span text:style-name="Source_20_Text"><text:span text:style-name="T14">'[a-u]'</text:span></text:span><text:span text:style-name="Source_20_Text"><text:span text:style-name="T1"> </text:span></text:span><text:span text:style-name="Source_20_Text"><text:span text:style-name="T29">~/.bashrc</text:span></text:span></text:p>
        <text:h text:style-name="Heading_20_3" text:outline-level="3">Mostrar las líneas que contienen alguna letra que esté entre la <text:span text:style-name="T14">c</text:span> y la <text:span text:style-name="T14">f</text:span></text:h>
        <text:p text:style-name="P6">Si queremos mostrar la totalidad de líneas del fichero <text:span text:style-name="Source_20_Text"><text:span text:style-name="T29">.bashrc</text:span></text:span> que contienen una letra que esté entre la <text:span text:style-name="Source_20_Text"><text:span text:style-name="T14">c</text:span></text:span> y la <text:span text:style-name="Source_20_Text"><text:span text:style-name="T14">f</text:span></text:span> lo haremos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[c-f]'</text:span></text:span><text:span text:style-name="Source_20_Text"><text:span text:style-name="T2"> </text:span></text:span><text:span text:style-name="Source_20_Text"><text:span text:style-name="T30">~/.bashrc</text:span></text:span></text:p>
        <text:p text:style-name="P6"><text:span text:style-name="Source_20_Text"><text:span text:style-name="T42"/></text:span></text:p>
        <text:h text:style-name="Heading_20_3" text:outline-level="3">Ver la totalidad de líneas de un fichero de texto que empiezan por <text:span text:style-name="Source_20_Text"><text:span text:style-name="T26">s</text:span></text:span></text:h>
        <text:p text:style-name="P6">Como hemos visto anteriormente, grep permite buscar líneas que contienen palabras o cadenas de texto determinadas mediante el uso de expresiones regulares. Por lo tanto si queremos buscar la totalidad de líneas de nuestro fichero de <text:span text:style-name="T55">usuarios</text:span> <text:span text:style-name="Source_20_Text"><text:span text:style-name="T29">/</text:span></text:span><text:span text:style-name="Source_20_Text"><text:span text:style-name="T37">etc</text:span></text:span><text:span text:style-name="Source_20_Text"><text:span text:style-name="T29">/</text:span></text:span><text:span text:style-name="Source_20_Text"><text:span text:style-name="T37">passwd</text:span></text:span> que empiezan por la letra <text:span text:style-name="Source_20_Text"><text:span text:style-name="T26">s</text:span></text:span> usaremos el siguiente comando:</text:p>
        <text:p text:style-name="P1"><text:span text:style-name="Source_20_Text"><text:span text:style-name="T1">$ </text:span></text:span><text:span text:style-name="Source_20_Text"><text:span text:style-name="T8">sudo </text:span></text:span><text:span text:style-name="Source_20_Text"><text:span text:style-name="T2">grep </text:span></text:span><text:span text:style-name="Source_20_Text"><text:span text:style-name="T10">-E </text:span></text:span><text:span text:style-name="Source_20_Text"><text:span text:style-name="T15">'^</text:span></text:span><text:span text:style-name="Source_20_Text"><text:span text:style-name="T19">s</text:span></text:span><text:span text:style-name="Source_20_Text"><text:span text:style-name="T15">' </text:span></text:span><text:span text:style-name="Source_20_Text"><text:span text:style-name="T10">--color</text:span></text:span><text:span text:style-name="Source_20_Text"><text:span text:style-name="T2"> </text:span></text:span><text:span text:style-name="Source_20_Text"><text:span text:style-name="T30">/</text:span></text:span><text:span text:style-name="Source_20_Text"><text:span text:style-name="T32">etc</text:span></text:span><text:span text:style-name="Source_20_Text"><text:span text:style-name="T30">/</text:span></text:span><text:span text:style-name="Source_20_Text"><text:span text:style-name="T32">passwd</text:span></text:span></text:p>
        <text:p text:style-name="P6"><text:span text:style-name="Strong_20_Emphasis">Nota:</text:span> El símbolo <text:span text:style-name="Source_20_Text"><text:span text:style-name="T14">^</text:span></text:span> es una expresión regular cuyo significado es inicio.</text:p>
        <text:p text:style-name="P6">Una vez ejecutado el comando el resultado obtenido es el siguiente:</text:p>
        <text:p text:style-name="Preformatted_20_Text"><text:span text:style-name="Source_20_Text"><text:span text:style-name="T45">al</text:span></text:span><text:span text:style-name="Source_20_Text"><text:span text:style-name="T42">umno@alumno-OptiPlex-7040:~/.config$ sudo grep -E '^s' --color /etc/passwd</text:span></text:span></text:p>
        <text:p text:style-name="Preformatted_20_Text"><text:span text:style-name="Source_20_Text"><text:span text:style-name="T42">sys:x:3:3:sys:/dev:/usr/sbin/nologin</text:span></text:span></text:p>
        <text:p text:style-name="Preformatted_20_Text"><text:span text:style-name="Source_20_Text"><text:span text:style-name="T42">sync:x:4:65534:sync:/bin:/bin/sync</text:span></text:span></text:p>
        <text:p text:style-name="Preformatted_20_Text"><text:span text:style-name="Source_20_Text"><text:span text:style-name="T42">systemd-network:x:100:102:systemd Network Management,,,:/run/systemd:/usr/sbin/nologin</text:span></text:span></text:p>
        <text:p text:style-name="Preformatted_20_Text"><text:span text:style-name="Source_20_Text"><text:span text:style-name="T42">systemd-resolve:x:101:103:systemd Resolver,,,:/run/systemd:/usr/sbin/nologin</text:span></text:span></text:p>
        <text:p text:style-name="Preformatted_20_Text"><text:span text:style-name="Source_20_Text"><text:span text:style-name="T42">systemd-timesync:x:103:106:systemd Time Synchronization,,,:/run/systemd:/usr/sbin/nologin</text:span></text:span></text:p>
        <text:p text:style-name="Preformatted_20_Text"><text:span text:style-name="Source_20_Text"><text:span text:style-name="T42">syslog:x:104:111::/home/syslog:/usr/sbin/nologin</text:span></text:span></text:p>
        <text:p text:style-name="Preformatted_20_Text"><text:span text:style-name="Source_20_Text"><text:span text:style-name="T42">systemd-oom:x:108:116:systemd Userspace OOM Killer,,,:/run/systemd:/usr/sbin/nologin</text:span></text:span></text:p>
        <text:p text:style-name="Preformatted_20_Text"><text:span text:style-name="Source_20_Text"><text:span text:style-name="T42">sssd:x:118:125:SSSD system user,,,:/var/lib/sss:/usr/sbin/nologin</text:span></text:span></text:p>
        <text:p text:style-name="Preformatted_20_Text"><text:span text:style-name="Source_20_Text"><text:span text:style-name="T42">speech-dispatcher:x:119:29:Speech Dispatcher,,,:/run/speech-dispatcher:/bin/false</text:span></text:span></text:p>
        <text:p text:style-name="Preformatted_20_Text"><text:span text:style-name="Source_20_Text"><text:span text:style-name="T42">saned:x:121:128::/var/lib/saned:/usr/sbin/nologin</text:span></text:span></text:p>
        <text:h text:style-name="Heading_20_3" text:outline-level="3">Mostrar las líneas de un fichero que inician por <text:span text:style-name="Source_20_Text"><text:span text:style-name="T26">sys</text:span></text:span> añadiendo las <text:span text:style-name="T9">2</text:span> líneas posteriores al encuentro</text:h>
        <text:p text:style-name="P6">Si aparte de mostrar las líneas que empiezan por las letras <text:span text:style-name="Source_20_Text"><text:span text:style-name="T26">sys</text:span></text:span> queremos añadir las <text:span text:style-name="Source_20_Text"><text:span text:style-name="T9">2</text:span></text:span> líneas posteriores a cada una de las líneas que empieza por las letras <text:span text:style-name="Source_20_Text"><text:span text:style-name="T26">sys</text:span></text:span> deberemos añadir la opción <text:span text:style-name="Source_20_Text"><text:span text:style-name="T9">-A 2</text:span></text:span> del siguiente modo:</text:p>
        <text:p text:style-name="P8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 -A 2</text:span></text:span><text:span text:style-name="Source_20_Text"><text:span text:style-name="T2"> </text:span></text:span><text:span text:style-name="Source_20_Text"><text:span text:style-name="T15">'^</text:span></text:span><text:span text:style-name="Source_20_Text"><text:span text:style-name="T19">sys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10">--color</text:span></text:span><text:span text:style-name="Source_20_Text"><text:span text:style-name="T2"> </text:span></text:span><text:span text:style-name="Source_20_Text"><text:span text:style-name="T33">/etc/passwd</text:span></text:span></text:p>
        <text:p text:style-name="P6">Ahora el resultado que obtendremos será el siguiente:</text:p>
        <text:p text:style-name="Preformatted_20_Text"><text:span text:style-name="Source_20_Text"><text:span text:style-name="T42">alumno@alumno-OptiPlex-7040:~/.config$ grep -E -A 2 '^sys' --color /etc/passwd</text:span></text:span></text:p>
        <text:p text:style-name="Preformatted_20_Text"><text:soft-page-break/><text:span text:style-name="Source_20_Text"><text:span text:style-name="T42">sys:x:3:3:sys:/dev:/usr/sbin/nologin</text:span></text:span></text:p>
        <text:p text:style-name="Preformatted_20_Text"><text:span text:style-name="Source_20_Text"><text:span text:style-name="T42">sync:x:4:65534:sync:/bin:/bin/sync</text:span></text:span></text:p>
        <text:p text:style-name="Preformatted_20_Text"><text:span text:style-name="Source_20_Text"><text:span text:style-name="T42">games:x:5:60:games:/usr/games:/usr/sbin/nologin</text:span></text:span></text:p>
        <text:p text:style-name="Preformatted_20_Text"><text:span text:style-name="Source_20_Text"><text:span text:style-name="T42">--</text:span></text:span></text:p>
        <text:p text:style-name="Preformatted_20_Text"><text:span text:style-name="Source_20_Text"><text:span text:style-name="T42">systemd-network:x:100:102:systemd Network Management,,,:/run/systemd:/usr/sbin/nologin</text:span></text:span></text:p>
        <text:p text:style-name="Preformatted_20_Text"><text:span text:style-name="Source_20_Text"><text:span text:style-name="T42">systemd-resolve:x:101:103:systemd Resolver,,,:/run/systemd:/usr/sbin/nologin</text:span></text:span></text:p>
        <text:p text:style-name="Preformatted_20_Text"><text:span text:style-name="Source_20_Text"><text:span text:style-name="T42">messagebus:x:102:105::/nonexistent:/usr/sbin/nologin</text:span></text:span></text:p>
        <text:p text:style-name="Preformatted_20_Text"><text:span text:style-name="Source_20_Text"><text:span text:style-name="T42">systemd-timesync:x:103:106:systemd Time Synchronization,,,:/run/systemd:/usr/sbin/nologin</text:span></text:span></text:p>
        <text:p text:style-name="Preformatted_20_Text"><text:span text:style-name="Source_20_Text"><text:span text:style-name="T42">syslog:x:104:111::/home/syslog:/usr/sbin/nologin</text:span></text:span></text:p>
        <text:p text:style-name="Preformatted_20_Text"><text:span text:style-name="Source_20_Text"><text:span text:style-name="T42">_apt:x:105:65534::/nonexistent:/usr/sbin/nologin</text:span></text:span></text:p>
        <text:p text:style-name="Preformatted_20_Text"><text:span text:style-name="Source_20_Text"><text:span text:style-name="T42">tss:x:106:112:TPM software stack,,,:/var/lib/tpm:/bin/false</text:span></text:span></text:p>
        <text:p text:style-name="Preformatted_20_Text"><text:span text:style-name="Source_20_Text"><text:span text:style-name="T42">--</text:span></text:span></text:p>
        <text:p text:style-name="Preformatted_20_Text"><text:span text:style-name="Source_20_Text"><text:span text:style-name="T42">systemd-oom:x:108:116:systemd Userspace OOM Killer,,,:/run/systemd:/usr/sbin/nologin</text:span></text:span></text:p>
        <text:p text:style-name="Preformatted_20_Text"><text:span text:style-name="Source_20_Text"><text:span text:style-name="T42">tcpdump:x:109:117::/nonexistent:/usr/sbin/nologin</text:span></text:span></text:p>
        <text:p text:style-name="Preformatted_20_Text"><text:span text:style-name="Source_20_Text"><text:span text:style-name="T42">avahi-autoipd:x:110:119:Avahi autoip daemon,,,:/var/lib/avahi-autoipd:/usr/sbin/nologin</text:span></text:span></text:p>
        <text:p text:style-name="Text_20_body"><text:span text:style-name="Strong_20_Emphasis">Nota</text:span>: Si observan la salida del comando verán que <text:span text:style-name="Source_20_Text"><text:span text:style-name="T48">--</text:span></text:span> hace de línea divisoria para cada una de las líneas que <text:span text:style-name="Source_20_Text"><text:span text:style-name="T1">grep</text:span></text:span> encuentra.</text:p>
        <text:h text:style-name="Heading_20_3" text:outline-level="3">Hacer que grep no discierna entre mayúsculas y minúsculas con la opción <text:span text:style-name="Source_20_Text"><text:span text:style-name="T9">-i</text:span></text:span></text:h>
        <text:p text:style-name="P6">Si seguimos con el ejemplo del apartado anterior y queremos buscar todas las líneas del fichero de <text:span text:style-name="T55">usuarios</text:span> <text:span text:style-name="Source_20_Text"><text:span text:style-name="T29">/e</text:span></text:span><text:span text:style-name="Source_20_Text"><text:span text:style-name="T37">tc</text:span></text:span><text:span text:style-name="Source_20_Text"><text:span text:style-name="T29">/</text:span></text:span><text:span text:style-name="Source_20_Text"><text:span text:style-name="T37">passwd</text:span></text:span> que empiezan por <text:span text:style-name="Source_20_Text"><text:span text:style-name="T26">Sys</text:span></text:span> ejecutaremos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 -A 2</text:span></text:span><text:span text:style-name="Source_20_Text"><text:span text:style-name="T2"> </text:span></text:span><text:span text:style-name="Source_20_Text"><text:span text:style-name="T15">'^</text:span></text:span><text:span text:style-name="Source_20_Text"><text:span text:style-name="T19">Sys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10">--color</text:span></text:span><text:span text:style-name="Source_20_Text"><text:span text:style-name="T2"> </text:span></text:span><text:span text:style-name="Source_20_Text"><text:span text:style-name="T30">/e</text:span></text:span><text:span text:style-name="Source_20_Text"><text:span text:style-name="T32">tc</text:span></text:span><text:span text:style-name="Source_20_Text"><text:span text:style-name="T30">/</text:span></text:span><text:span text:style-name="Source_20_Text"><text:span text:style-name="T32">passwd</text:span></text:span></text:p>
        <text:p text:style-name="P6">La salida de ejecutar este comando será nula. En el fichero <text:span text:style-name="Source_20_Text"><text:span text:style-name="T29">/</text:span></text:span><text:span text:style-name="Source_20_Text"><text:span text:style-name="T37">etc</text:span></text:span><text:span text:style-name="Source_20_Text"><text:span text:style-name="T29">/</text:span></text:span><text:span text:style-name="Source_20_Text"><text:span text:style-name="T37">passwd</text:span></text:span> hay líneas que empiezan por <text:span text:style-name="Source_20_Text"><text:span text:style-name="T26">sys</text:span></text:span>, pero no hay líneas que empiecen por <text:span text:style-name="Source_20_Text"><text:span text:style-name="T26">Sys</text:span></text:span>. Para hacer que grep no diferencie mayúsculas de minúsculas usaremos la opción <text:span text:style-name="Source_20_Text"><text:span text:style-name="T9">-i</text:span></text:span>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 -A 2 -i</text:span></text:span><text:span text:style-name="Source_20_Text"><text:span text:style-name="T2"> </text:span></text:span><text:span text:style-name="Source_20_Text"><text:span text:style-name="T15">'^</text:span></text:span><text:span text:style-name="Source_20_Text"><text:span text:style-name="T19">Sys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10">--color</text:span></text:span><text:span text:style-name="Source_20_Text"><text:span text:style-name="T2"> /</text:span></text:span><text:span text:style-name="Source_20_Text"><text:span text:style-name="T4">etc</text:span></text:span><text:span text:style-name="Source_20_Text"><text:span text:style-name="T2">/</text:span></text:span><text:span text:style-name="Source_20_Text"><text:span text:style-name="T4">passwd</text:span></text:span></text:p>
        <text:h text:style-name="Heading_20_3" text:outline-level="3">Encontrar las líneas de un fichero que inician por <text:span text:style-name="Source_20_Text"><text:span text:style-name="T27">sy</text:span></text:span>, <text:span text:style-name="Source_20_Text"><text:span text:style-name="T27">Sy</text:span></text:span>, <text:span text:style-name="Source_20_Text"><text:span text:style-name="T27">sY</text:span></text:span> y <text:span text:style-name="Source_20_Text"><text:span text:style-name="T27">SY</text:span></text:span> añadiendo las 2 líneas anteriores a la coincidencia mediante grep</text:h>
        <text:p text:style-name="P6">Si en vez de mostrar las <text:span text:style-name="Source_20_Text"><text:span text:style-name="T9">2</text:span></text:span> líneas posteriores a una coincidencia queréis mostrar las <text:span text:style-name="Source_20_Text"><text:span text:style-name="T9">2</text:span></text:span> líneas anteriores deberéis reemplazar la opción <text:span text:style-name="Source_20_Text"><text:span text:style-name="T9">-A 2</text:span></text:span> por <text:span text:style-name="Source_20_Text"><text:span text:style-name="T9">-B 2</text:span></text:span> Por lo tanto si ejecutamos el comando del apartado anterior reemplazando <text:span text:style-name="Source_20_Text"><text:span text:style-name="T9">-A 2</text:span></text:span> por <text:span text:style-name="Source_20_Text"><text:span text:style-name="T9">-B 2</text:span></text:span>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 -B 2 -i</text:span></text:span><text:span text:style-name="Source_20_Text"><text:span text:style-name="T2"> </text:span></text:span><text:span text:style-name="Source_20_Text"><text:span text:style-name="T15">'^</text:span></text:span><text:span text:style-name="Source_20_Text"><text:span text:style-name="T20">sy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10">--color</text:span></text:span><text:span text:style-name="Source_20_Text"><text:span text:style-name="T2"> </text:span></text:span><text:span text:style-name="Source_20_Text"><text:span text:style-name="T30">/</text:span></text:span><text:span text:style-name="Source_20_Text"><text:span text:style-name="T34">etc/passwd</text:span></text:span></text:p>
        <text:p text:style-name="P6">Obtendremos el siguiente resultado:</text:p>
        <text:p text:style-name="Preformatted_20_Text"><text:span text:style-name="Source_20_Text"><text:span text:style-name="T42">alumno@alumno-OptiPlex-7040:~/.config$ grep -E -B 2 -i '^sy' --color /etc/passwd</text:span></text:span></text:p>
        <text:p text:style-name="Preformatted_20_Text"><text:span text:style-name="Source_20_Text"><text:span text:style-name="T42">daemon:x:1:1:daemon:/usr/sbin:/usr/sbin/nologin</text:span></text:span></text:p>
        <text:p text:style-name="Preformatted_20_Text"><text:span text:style-name="Source_20_Text"><text:span text:style-name="T42">bin:x:2:2:bin:/bin:/usr/sbin/nologin</text:span></text:span></text:p>
        <text:p text:style-name="Preformatted_20_Text"><text:span text:style-name="Source_20_Text"><text:span text:style-name="T42">sys:x:3:3:sys:/dev:/usr/sbin/nologin</text:span></text:span></text:p>
        <text:p text:style-name="Preformatted_20_Text"><text:span text:style-name="Source_20_Text"><text:span text:style-name="T42">sync:x:4:65534:sync:/bin:/bin/sync</text:span></text:span></text:p>
        <text:p text:style-name="Preformatted_20_Text"><text:span text:style-name="Source_20_Text"><text:span text:style-name="T42">--</text:span></text:span></text:p>
        <text:p text:style-name="Preformatted_20_Text"><text:span text:style-name="Source_20_Text"><text:span text:style-name="T42">gnats:x:41:41:Gnats Bug-Reporting System (admin):/var/lib/gnats:/usr/sbin/nologin</text:span></text:span></text:p>
        <text:p text:style-name="Preformatted_20_Text"><text:span text:style-name="Source_20_Text"><text:span text:style-name="T42">nobody:x:65534:65534:nobody:/nonexistent:/usr/sbin/nologin</text:span></text:span></text:p>
        <text:p text:style-name="Preformatted_20_Text"><text:soft-page-break/><text:span text:style-name="Source_20_Text"><text:span text:style-name="T42">systemd-network:x:100:102:systemd Network Management,,,:/run/systemd:/usr/sbin/nologin</text:span></text:span></text:p>
        <text:p text:style-name="Preformatted_20_Text"><text:span text:style-name="Source_20_Text"><text:span text:style-name="T42">systemd-resolve:x:101:103:systemd Resolver,,,:/run/systemd:/usr/sbin/nologin</text:span></text:span></text:p>
        <text:p text:style-name="Preformatted_20_Text"><text:span text:style-name="Source_20_Text"><text:span text:style-name="T42">messagebus:x:102:105::/nonexistent:/usr/sbin/nologin</text:span></text:span></text:p>
        <text:p text:style-name="Preformatted_20_Text"><text:span text:style-name="Source_20_Text"><text:span text:style-name="T42">systemd-timesync:x:103:106:systemd Time Synchronization,,,:/run/systemd:/usr/sbin/nologin</text:span></text:span></text:p>
        <text:p text:style-name="Preformatted_20_Text"><text:span text:style-name="Source_20_Text"><text:span text:style-name="T42">syslog:x:104:111::/home/syslog:/usr/sbin/nologin</text:span></text:span></text:p>
        <text:p text:style-name="Preformatted_20_Text"><text:span text:style-name="Source_20_Text"><text:span text:style-name="T42">--</text:span></text:span></text:p>
        <text:p text:style-name="Preformatted_20_Text"><text:span text:style-name="Source_20_Text"><text:span text:style-name="T42">tss:x:106:112:TPM software stack,,,:/var/lib/tpm:/bin/false</text:span></text:span></text:p>
        <text:p text:style-name="Preformatted_20_Text"><text:span text:style-name="Source_20_Text"><text:span text:style-name="T42">uuidd:x:107:115::/run/uuidd:/usr/sbin/nologin</text:span></text:span></text:p>
        <text:p text:style-name="Preformatted_20_Text"><text:span text:style-name="Source_20_Text"><text:span text:style-name="T42">systemd-oom:x:108:116:systemd Userspace OOM Killer,,,:/run/systemd:/usr/sbin/nologin</text:span></text:span></text:p>
        <text:h text:style-name="Heading_20_3" text:outline-level="3">Ver la totalidad de líneas de un fichero que inicien por <text:span text:style-name="Source_20_Text"><text:span text:style-name="T27">sy</text:span></text:span> y además ver las 2 líneas anteriores y posteriores</text:h>
        <text:p text:style-name="P6">Si ahora queremos que se muestren:</text:p>
        <text:list xml:id="list1396554162" text:style-name="L3">
          <text:list-item>
            <text:p text:style-name="P16">La totalidad de líneas del fichero de texto <text:span text:style-name="Source_20_Text"><text:span text:style-name="T29">/</text:span></text:span><text:span text:style-name="Source_20_Text"><text:span text:style-name="T38">etc/passwd</text:span></text:span> que empiezan por <text:span text:style-name="Source_20_Text"><text:span text:style-name="T27">sy</text:span></text:span></text:p>
          </text:list-item>
          <text:list-item>
            <text:p text:style-name="P16">Las <text:span text:style-name="Source_20_Text"><text:span text:style-name="T9">2</text:span></text:span> líneas anteriores a cada una de las líneas que empiezan por <text:span text:style-name="Source_20_Text"><text:span text:style-name="T27">sy.</text:span></text:span></text:p>
          </text:list-item>
          <text:list-item>
            <text:p text:style-name="P17">Las <text:span text:style-name="Source_20_Text"><text:span text:style-name="T9">2</text:span></text:span> líneas posteriores a cada una de las líneas que empiezan por <text:span text:style-name="Source_20_Text"><text:span text:style-name="T27">sy</text:span></text:span>.</text:p>
          </text:list-item>
        </text:list>
        <text:p text:style-name="P6">Tenemos que usar la opción <text:span text:style-name="Source_20_Text"><text:span text:style-name="T9">-C 2</text:span></text:span>. <text:span text:style-name="T56">E</text:span>jecutaremos el siguiente comando:</text:p>
        <text:p text:style-name="P1"><text:span text:style-name="Source_20_Text"><text:span text:style-name="T1"><text:s/>$ </text:span></text:span><text:span text:style-name="Source_20_Text"><text:span text:style-name="T2">grep </text:span></text:span><text:span text:style-name="Source_20_Text"><text:span text:style-name="T10">-E -C 2</text:span></text:span><text:span text:style-name="Source_20_Text"><text:span text:style-name="T2"> </text:span></text:span><text:span text:style-name="Source_20_Text"><text:span text:style-name="T15">'^</text:span></text:span><text:span text:style-name="Source_20_Text"><text:span text:style-name="T20">sy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10">--color</text:span></text:span><text:span text:style-name="Source_20_Text"><text:span text:style-name="T2"> </text:span></text:span><text:span text:style-name="Source_20_Text"><text:span text:style-name="T30">/</text:span></text:span><text:span text:style-name="Source_20_Text"><text:span text:style-name="T34">etc</text:span></text:span><text:span text:style-name="Source_20_Text"><text:span text:style-name="T30">/</text:span></text:span><text:span text:style-name="Source_20_Text"><text:span text:style-name="T34">passwd</text:span></text:span></text:p>
        <text:h text:style-name="Heading_20_3" text:outline-level="3">Mostrar los nombres de los ficheros que contienen una determinada palabra</text:h>
        <text:p text:style-name="P6">Si nuestro propósito es obtener los nombres de los ficheros que contienen una palabra determinada lo podemos hacer del siguiente modo. Anteriormente vimos que ejecutando el siguiente comando:</text:p>
        <text:p text:style-name="P9"><text:span text:style-name="Source_20_Text"><text:span text:style-name="T1"><text:s/>$ </text:span></text:span><text:span text:style-name="Source_20_Text"><text:span text:style-name="T2">grep </text:span></text:span><text:span text:style-name="Source_20_Text"><text:span text:style-name="T10">-</text:span></text:span><text:span text:style-name="Source_20_Text"><text:span text:style-name="T12">R -</text:span></text:span><text:span text:style-name="Source_20_Text"><text:span text:style-name="T10">H -</text:span></text:span><text:span text:style-name="Source_20_Text"><text:span text:style-name="T11">w</text:span></text:span><text:span text:style-name="Source_20_Text"><text:span text:style-name="T2"> </text:span></text:span><text:span text:style-name="Source_20_Text"><text:span text:style-name="T15">'the'</text:span></text:span><text:span text:style-name="Source_20_Text"><text:span text:style-name="T2"> </text:span></text:span><text:span text:style-name="Source_20_Text"><text:span text:style-name="T34">$HOME/.config/*</text:span></text:span></text:p>
        <text:p text:style-name="P6">Obtenemos la totalidad de líneas de los ficheros ubicados en <text:span text:style-name="Source_20_Text"><text:span text:style-name="T29">~/.config</text:span></text:span> <text:span text:style-name="T57">con recursvidad, </text:span>que contienen la palabra <text:span text:style-name="Source_20_Text"><text:span text:style-name="T27">the</text:span></text:span> conjuntamente con el nombre del fichero en que están cada una de las líneas.</text:p>
        <text:p text:style-name="Text_20_body">Si además queremos limpiar y facilitar la lectura de los resultados usaremos el siguiente comando para conseguir nuestro objetivo final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</text:span></text:span><text:span text:style-name="Source_20_Text"><text:span text:style-name="T12">R -</text:span></text:span><text:span text:style-name="Source_20_Text"><text:span text:style-name="T10">H -</text:span></text:span><text:span text:style-name="Source_20_Text"><text:span text:style-name="T11">w</text:span></text:span><text:span text:style-name="Source_20_Text"><text:span text:style-name="T2"> </text:span></text:span><text:span text:style-name="Source_20_Text"><text:span text:style-name="T21">the</text:span></text:span><text:span text:style-name="Source_20_Text"><text:span text:style-name="T2"> </text:span></text:span><text:span text:style-name="Source_20_Text"><text:span text:style-name="T30">~/.config/*</text:span></text:span><text:span text:style-name="Source_20_Text"><text:span text:style-name="T2"> | cut -d ':' -f1 | uniq</text:span></text:span></text:p>
        <text:p text:style-name="P6">Una vez ejecutado el comando el resultado es el siguiente:</text:p>
        <text:p text:style-name="P10"><text:span text:style-name="Source_20_Text"><text:span text:style-name="T47">alumno@alumno-OptiPlex-7040:~$ grep -R -H -w the ~/.config/* | cut -d ':' -f1 | uniq</text:span></text:span></text:p>
        <text:p text:style-name="P10"><text:span text:style-name="Source_20_Text"><text:span text:style-name="T47">grep: /home/alumno/.config/libreoffice/4/user/database/biblio/biblio.dbt: binary file matches</text:span></text:span></text:p>
        <text:p text:style-name="P10"><text:span text:style-name="Source_20_Text"><text:span text:style-name="T47">/home/alumno/.config/ibus/bus/c83923740e494a119674967517a30ea9-unix-0</text:span></text:span></text:p>
        <text:p text:style-name="P10"><text:span text:style-name="Source_20_Text"><text:span text:style-name="T47">/home/alumno/.config/ibus/bus/c83923740e494a119674967517a30ea9-unix-wayland-0</text:span></text:span></text:p>
        <text:p text:style-name="P10"><text:span text:style-name="Source_20_Text"><text:span text:style-name="T47">/home/alumno/.config/libreoffice/4/user/GraphicsRenderTests.log</text:span></text:span></text:p>
        <text:p text:style-name="P10"><text:soft-page-break/><text:span text:style-name="Source_20_Text"><text:span text:style-name="T47">/home/alumno/.config/libreoffice/4/user/basic/Standard/Module1.xba</text:span></text:span></text:p>
        <text:p text:style-name="P10"><text:span text:style-name="Source_20_Text"><text:span text:style-name="T47">/home/alumno/.config/user-dirs.dirs</text:span></text:span></text:p>
        <text:p text:style-name="Text_20_body"><text:span text:style-name="Source_20_Text"><text:span text:style-name="T58">Hemos añadido una tuber</text:span></text:span><text:span text:style-name="Source_20_Text"><text:span text:style-name="T59">í</text:span></text:span><text:span text:style-name="Source_20_Text"><text:span text:style-name="T58">a al comando cut que cortar</text:span></text:span><text:span text:style-name="Source_20_Text"><text:span text:style-name="T59">á</text:span></text:span><text:span text:style-name="Source_20_Text"><text:span text:style-name="T58"> usando el delimitador ‘:’ y de los campos obtenidos s</text:span></text:span><text:span text:style-name="Source_20_Text"><text:span text:style-name="T59">ólo mostrará el primero (opción -f1), el resultado se envía al comando uniq para que agrupe en uno el nombre del fichero si se visualizara más de una vez.</text:span></text:span></text:p>
        <text:h text:style-name="Heading_20_3" text:outline-level="3">Conocer los números de línea en que aparece una palabra determinada con la opción <text:span text:style-name="Source_20_Text"><text:span text:style-name="T9">-n</text:span></text:span></text:h>
        <text:p text:style-name="P6">En mi caso quiero conocer los números de línea del fichero <text:span text:style-name="Source_20_Text"><text:span text:style-name="T29">/home/alumno/.config/i3/config</text:span></text:span> en que aparece la palabra <text:span text:style-name="Source_20_Text"><text:span text:style-name="T14">windows</text:span></text:span>. Para ello usaremos la opción <text:span text:style-name="Source_20_Text"><text:span text:style-name="T9">-n</text:span></text:span>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w -i -n</text:span></text:span><text:span text:style-name="Source_20_Text"><text:span text:style-name="T2"> </text:span></text:span><text:span text:style-name="Source_20_Text"><text:span text:style-name="T15">'</text:span></text:span><text:span text:style-name="Source_20_Text"><text:span text:style-name="T22">system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/</text:span></text:span><text:span text:style-name="Source_20_Text"><text:span text:style-name="T35">etc</text:span></text:span><text:span text:style-name="Source_20_Text"><text:span text:style-name="T30">/</text:span></text:span><text:span text:style-name="Source_20_Text"><text:span text:style-name="T35">passwd</text:span></text:span></text:p>
        <text:p text:style-name="P6">Y el resultado obtenido es el siguiente:</text:p>
        <text:p text:style-name="P1"><text:span text:style-name="Source_20_Text"><text:span text:style-name="T42">alumno@alumno-OptiPlex-7040:~$ grep -w -i -n 'system' /etc/passwd</text:span></text:span></text:p>
        <text:p text:style-name="P1"><text:span text:style-name="Source_20_Text"><text:span text:style-name="T42">17:gnats:x:41:41:Gnats Bug-Reporting System (admin):/var/lib/gnats:/usr/sbin/nologin</text:span></text:span></text:p>
        <text:p text:style-name="P1"><text:span text:style-name="Source_20_Text"><text:span text:style-name="T42">37:sssd:x:118:125:SSSD system user,,,:/var/lib/sss:/usr/sbin/nologin</text:span></text:span></text:p>
        <text:p text:style-name="P1"><text:span text:style-name="Source_20_Text"><text:span text:style-name="T42">45:hplip:x:126:7:HPLIP system user,,,:/run/hplip:/bin/false</text:span></text:span></text:p>
        <text:p text:style-name="P6">Si únicamente quisiéramos obtener los números podríamos haber usado el siguiente comando:</text:p>
        <text:p text:style-name="P11"><text:span text:style-name="Source_20_Text"><text:span text:style-name="T5">$ grep </text:span></text:span><text:span text:style-name="Source_20_Text"><text:span text:style-name="T13">-w -i -n</text:span></text:span><text:span text:style-name="Source_20_Text"><text:span text:style-name="T5"> </text:span></text:span><text:span text:style-name="Source_20_Text"><text:span text:style-name="T22">'system'</text:span></text:span><text:span text:style-name="Source_20_Text"><text:span text:style-name="T5"> </text:span></text:span><text:span text:style-name="Source_20_Text"><text:span text:style-name="T35">/etc/passwd</text:span></text:span><text:span text:style-name="Source_20_Text"><text:span text:style-name="T2"> | cut -d ':' -f1</text:span></text:span></text:p>
        <text:h text:style-name="Heading_20_3" text:outline-level="3">Conocer el número de líneas de un fichero que contienen la palabra sy<text:span text:style-name="T60">stem</text:span> mediante la opción <text:span text:style-name="Source_20_Text"><text:span text:style-name="T9">-c</text:span></text:span></text:h>
        <text:p text:style-name="P6"><text:span text:style-name="T60">S</text:span>i mi fichero de <text:span text:style-name="T60">usuarios</text:span> es <text:span text:style-name="Source_20_Text"><text:span text:style-name="T29">/</text:span></text:span><text:span text:style-name="Source_20_Text"><text:span text:style-name="T39">etc</text:span></text:span><text:span text:style-name="Source_20_Text"><text:span text:style-name="T29">/</text:span></text:span><text:span text:style-name="Source_20_Text"><text:span text:style-name="T39">passwd</text:span></text:span> y quiero saber el número de <text:span text:style-name="T60">usuarios que tien</text:span>e<text:span text:style-name="T60">n system dentro de su configuración</text:span> tan solo tendré que contar el número de líneas en que aparece la palabra <text:span text:style-name="Source_20_Text"><text:span text:style-name="T14">sy</text:span></text:span><text:span text:style-name="Source_20_Text"><text:span text:style-name="T28">ste</text:span></text:span><text:span text:style-name="Source_20_Text"><text:span text:style-name="T14">m</text:span></text:span>. Para ello haremos uso de la opción <text:span text:style-name="Source_20_Text"><text:span text:style-name="T9">-c</text:span></text:span>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F -c</text:span></text:span><text:span text:style-name="Source_20_Text"><text:span text:style-name="T2"> </text:span></text:span><text:span text:style-name="Source_20_Text"><text:span text:style-name="T15">'sy</text:span></text:span><text:span text:style-name="Source_20_Text"><text:span text:style-name="T22">stem</text:span></text:span><text:span text:style-name="Source_20_Text"><text:span text:style-name="T15">'</text:span></text:span><text:span text:style-name="Source_20_Text"><text:span text:style-name="T2"> </text:span></text:span><text:span text:style-name="Source_20_Text"><text:span text:style-name="T30">/</text:span></text:span><text:span text:style-name="Source_20_Text"><text:span text:style-name="T35">etc</text:span></text:span><text:span text:style-name="Source_20_Text"><text:span text:style-name="T30">/</text:span></text:span><text:span text:style-name="Source_20_Text"><text:span text:style-name="T35">passwd</text:span></text:span></text:p>
        <text:p text:style-name="P6">La salida del comando es la siguiente:</text:p>
        <text:p text:style-name="P11"><text:span text:style-name="Source_20_Text"><text:span text:style-name="T46">7</text:span></text:span></text:p>
        <text:h text:style-name="Heading_20_3" text:outline-level="3"><text:span text:style-name="T60">M</text:span>ostrar las líneas descomentadas de un fichero de texto usando grep</text:h>
        <text:p text:style-name="P6">Para mostrar las líneas descomentadas del fichero <text:span text:style-name="Source_20_Text"><text:span text:style-name="T29">.bashrc</text:span></text:span> tendremos que hacer uso de las expresiones regulares y de la opción <text:span text:style-name="Source_20_Text"><text:span text:style-name="T9">-v</text:span></text:span> para invertir los resultados de la salida. Concretamente deberemos usar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v -E</text:span></text:span><text:span text:style-name="Source_20_Text"><text:span text:style-name="T2"> </text:span></text:span><text:span text:style-name="Source_20_Text"><text:span text:style-name="T15">'^(#|$)'</text:span></text:span><text:span text:style-name="Source_20_Text"><text:span text:style-name="T2"> </text:span></text:span><text:span text:style-name="Source_20_Text"><text:span text:style-name="T35">$HOME/.</text:span></text:span><text:span text:style-name="Source_20_Text"><text:span text:style-name="T30">bashrc</text:span></text:span></text:p>
        <text:p text:style-name="P6"><text:soft-page-break/><text:span text:style-name="Strong_20_Emphasis">Nota:</text:span> La expresión regular <text:span text:style-name="Source_20_Text"><text:span text:style-name="T14">^(#|$)</text:span></text:span> significa todas las líneas que <text:span text:style-name="Strong_20_Emphasis">inician</text:span> con un <text:span text:style-name="Strong_20_Emphasis">símbolo de comentario</text:span> <text:span text:style-name="Strong_20_Emphasis">o</text:span> con un <text:span text:style-name="Strong_20_Emphasis">salto de línea</text:span>. Por lo tanto el comando ejecutado mostrará la totalidad de líneas del fichero <text:span text:style-name="Source_20_Text"><text:span text:style-name="T29">.bashrc</text:span></text:span> que no empiecen por el símbolo <text:span text:style-name="Source_20_Text"><text:span text:style-name="T14">#</text:span></text:span> y que no sean un salto de línea.</text:p>
        <text:p text:style-name="P6">Procediendo de esta forma podremos ver fácilmente la configuración que tenemos aplicada sin que nos molesten las opciones de configuración comentadas.</text:p>
        <text:h text:style-name="Heading_20_3" text:outline-level="3">Mostrar únicamente las líneas descomentadas de un fichero de texto en el caso que existan comentarios anidados</text:h>
        <text:p text:style-name="P6">El comando del apartado anterior no funcionará en el caso que el fichero de configuración tenga comentarios anidados mediante espacios o tabulaciones.</text:p>
        <text:p text:style-name="P6">Por lo tanto si tenemos un fichero de texto con el nombre <text:span text:style-name="Source_20_Text"><text:span text:style-name="T29">comentario.txt</text:span></text:span> y contiene el siguiente contenido:</text:p>
        <text:p text:style-name="Preformatted_20_Text"><text:span text:style-name="Source_20_Text"><text:span text:style-name="T41"><text:s text:c="8"/></text:span></text:span><text:span text:style-name="Source_20_Text"><text:span text:style-name="T42"># Comentario 1</text:span></text:span></text:p>
        <text:p text:style-name="Preformatted_20_Text"><text:span text:style-name="Source_20_Text"><text:span text:style-name="T41"><text:s text:c="13"/></text:span></text:span><text:span text:style-name="Source_20_Text"><text:span text:style-name="T42">#Comentario2</text:span></text:span></text:p>
        <text:p text:style-name="Preformatted_20_Text"><text:span text:style-name="Source_20_Text"><text:span text:style-name="T42"># Comentario 3</text:span></text:span></text:p>
        <text:p text:style-name="P1"><text:span text:style-name="Source_20_Text"><text:span text:style-name="T42">Esto es un ejemplo del comando grep </text:span></text:span></text:p>
        <text:p text:style-name="P6">El comando del apartado anterior no funcionará porque hay líneas que empiezan por espacios y/o tabulaciones. Por lo tanto para conseguir nuestro objetivo tendremos que redefinir la expresión regular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v -E</text:span></text:span><text:span text:style-name="Source_20_Text"><text:span text:style-name="T2"> </text:span></text:span><text:span text:style-name="Source_20_Text"><text:span text:style-name="T15">'^ *# | ^\t*#'</text:span></text:span><text:span text:style-name="Source_20_Text"><text:span text:style-name="T2"> </text:span></text:span><text:span text:style-name="Source_20_Text"><text:span text:style-name="T30">comentario.txt</text:span></text:span></text:p>
        <text:p text:style-name="P6"><text:span text:style-name="Strong_20_Emphasis">Nota:</text:span> La expresión regular <text:span text:style-name="Source_20_Text"><text:span text:style-name="T14">^ *#</text:span></text:span> define líneas que empiezan por 0 o varios espacios y además después de los 0 o más espacios tengan el símbolo de comentario <text:span text:style-name="Source_20_Text"><text:span text:style-name="T14">#</text:span></text:span>.</text:p>
        <text:p text:style-name="P6"><text:span text:style-name="Strong_20_Emphasis">Nota:</text:span> El símbolo <text:span text:style-name="Source_20_Text"><text:span text:style-name="T14">|</text:span></text:span> significa o.</text:p>
        <text:p text:style-name="P6"><text:span text:style-name="Strong_20_Emphasis">Nota:</text:span> La expresión regular <text:span text:style-name="Source_20_Text"><text:span text:style-name="T14">^\t*#</text:span></text:span> define líneas que empiezan por 0 o varias tabulaciones y además después de las 0 o más tabulaciones tengan el símbolo de comentario <text:span text:style-name="Source_20_Text"><text:span text:style-name="T14">#</text:span></text:span></text:p>
        <text:p text:style-name="P6">El resultado obtenido en aplicar el comando será el siguiente:</text:p>
        <text:p text:style-name="P1"><text:span text:style-name="Source_20_Text"><text:span text:style-name="T42">Esto es un ejemplo del comando grep</text:span></text:span></text:p>
        <text:p text:style-name="P6">Por lo tanto hemos conseguido eliminar la totalidad de comentarios anidados.</text:p>
        <text:p text:style-name="P6">En el caso de eliminar la opción <text:span text:style-name="Source_20_Text"><text:span text:style-name="T9">-v</text:span></text:span> del comando que acabamos de ejecutar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^ *# | ^\t*#'</text:span></text:span><text:span text:style-name="Source_20_Text"><text:span text:style-name="T2"> </text:span></text:span><text:span text:style-name="Source_20_Text"><text:span text:style-name="T30">comentario.txt</text:span></text:span></text:p>
        <text:p text:style-name="P6">Invertiríamos los resultados de salida y veríamos únicamente las líneas que contienen comentarios:</text:p>
        <text:p text:style-name="Preformatted_20_Text"><text:span text:style-name="Source_20_Text"><text:span text:style-name="T41"><text:s text:c="8"/></text:span></text:span><text:span text:style-name="Source_20_Text"><text:span text:style-name="T42"># Comentario 1</text:span></text:span></text:p>
        <text:p text:style-name="Preformatted_20_Text"><text:span text:style-name="Source_20_Text"><text:span text:style-name="T41"><text:s text:c="13"/></text:span></text:span><text:span text:style-name="Source_20_Text"><text:span text:style-name="T42">#Comentario2</text:span></text:span></text:p>
        <text:p text:style-name="P1"><text:span text:style-name="Source_20_Text"><text:span text:style-name="T42"># Comentario 3</text:span></text:span></text:p>
        <text:h text:style-name="Heading_20_3" text:outline-level="3"><text:soft-page-break/>Mostrar la totalidad de líneas de un fichero de texto que finalizan con un dígito o carácter determinado</text:h>
        <text:p text:style-name="P6">Para obtener la totalidad de líneas del fichero <text:span text:style-name="Source_20_Text"><text:span text:style-name="T29">/usr/share/dict/words</text:span></text:span> que terminan por una letra entre la <text:span text:style-name="Source_20_Text"><text:span text:style-name="T14">b</text:span></text:span> y la <text:span text:style-name="Source_20_Text"><text:span text:style-name="T14">c</text:span></text:span> lo haremos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[b-c]$'</text:span></text:span><text:span text:style-name="Source_20_Text"><text:span text:style-name="T2"> </text:span></text:span><text:span text:style-name="Source_20_Text"><text:span text:style-name="T30">/usr/share/dict/words</text:span></text:span></text:p>
        <text:p text:style-name="P6"><text:span text:style-name="Strong_20_Emphasis">Nota:</text:span> El símbolo <text:span text:style-name="Source_20_Text"><text:span text:style-name="T14">$</text:span></text:span> es una expresión regular cuyo significado es final de la línea. Por lo tanto <text:span text:style-name="Source_20_Text"><text:span text:style-name="T14">[b-c]$</text:span></text:span> significa toda línea que termine por las letras <text:span text:style-name="Source_20_Text"><text:span text:style-name="T14">b</text:span></text:span> o <text:span text:style-name="Source_20_Text"><text:span text:style-name="T14">c</text:span></text:span></text:p>
        <text:p text:style-name="P6">Después de ejecutar el comando obtendremos el siguiente resultado:</text:p>
        <text:p text:style-name="Preformatted_20_Text"><text:span text:style-name="Source_20_Text"><text:span text:style-name="T42">Adriatic</text:span></text:span></text:p>
        <text:p text:style-name="Preformatted_20_Text"><text:span text:style-name="Source_20_Text"><text:span text:style-name="T42">Aelfric</text:span></text:span></text:p>
        <text:p text:style-name="Preformatted_20_Text"><text:span text:style-name="Source_20_Text"><text:span text:style-name="T42">Ahab</text:span></text:span></text:p>
        <text:p text:style-name="Preformatted_20_Text"><text:span text:style-name="Source_20_Text"><text:span text:style-name="T42">Alaric</text:span></text:span></text:p>
        <text:p text:style-name="Preformatted_20_Text"><text:span text:style-name="Source_20_Text"><text:span text:style-name="T42">...</text:span></text:span></text:p>
        <text:p text:style-name="Preformatted_20_Text"><text:span text:style-name="Source_20_Text"><text:span text:style-name="T42">web</text:span></text:span></text:p>
        <text:p text:style-name="Preformatted_20_Text"><text:span text:style-name="Source_20_Text"><text:span text:style-name="T42">womb</text:span></text:span></text:p>
        <text:p text:style-name="Preformatted_20_Text"><text:span text:style-name="Source_20_Text"><text:span text:style-name="T42">zinc</text:span></text:span></text:p>
        <text:p text:style-name="P1"><text:span text:style-name="Source_20_Text"><text:span text:style-name="T42">zodiac</text:span></text:span></text:p>
        <text:h text:style-name="Heading_20_3" text:outline-level="3">Buscar las líneas en que la primera palabra empiece por un determinado carácter y cuya última palabra termine por un carácter determinado</text:h>
        <text:p text:style-name="P6">Para encontrar la totalidad de líneas del fichero <text:span text:style-name="Source_20_Text"><text:span text:style-name="T29">/usr/share/dict/words</text:span></text:span> que empiecen por <text:span text:style-name="Source_20_Text"><text:span text:style-name="T14">a</text:span></text:span> y terminen por una <text:span text:style-name="Source_20_Text"><text:span text:style-name="T14">a</text:span></text:span> o una <text:span text:style-name="Source_20_Text"><text:span text:style-name="T14">b</text:span></text:span> lo haremos usando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^a.*[a-b]$'</text:span></text:span><text:span text:style-name="Source_20_Text"><text:span text:style-name="T2"> </text:span></text:span><text:span text:style-name="Source_20_Text"><text:span text:style-name="T30">/usr/share/dict/words</text:span></text:span></text:p>
        <text:p text:style-name="P6">La expresión regular <text:span text:style-name="Source_20_Text"><text:span text:style-name="T14">^a.*[a-b]$</text:span></text:span> se puede desglosar del siguiente modo:</text:p>
        <text:list xml:id="list585426639" text:style-name="L4">
          <text:list-item>
            <text:p text:style-name="P18"><text:span text:style-name="Source_20_Text"><text:span text:style-name="T14">^a</text:span></text:span>: Toda línea que empiece por <text:span text:style-name="Source_20_Text"><text:span text:style-name="T14">a</text:span></text:span>. </text:p>
          </text:list-item>
          <text:list-item>
            <text:p text:style-name="P18"><text:span text:style-name="Source_20_Text"><text:span text:style-name="T14">.*</text:span></text:span>: Seguida por cualquier carácter sin importar el número de repeticiones. </text:p>
          </text:list-item>
          <text:list-item>
            <text:p text:style-name="P19"><text:span text:style-name="Source_20_Text"><text:span text:style-name="T14">[a-b]$</text:span></text:span>: Que termine por letras  comprendidas entre la <text:span text:style-name="Source_20_Text"><text:span text:style-name="T14">a</text:span></text:span> y la <text:span text:style-name="Source_20_Text"><text:span text:style-name="T14">b</text:span></text:span>.</text:p>
          </text:list-item>
        </text:list>
        <text:p text:style-name="P6">El resultado de aplicar el comando ha sido el siguiente:</text:p>
        <text:p text:style-name="Preformatted_20_Text"><text:span text:style-name="Source_20_Text"><text:span text:style-name="T42">abracadabra</text:span></text:span></text:p>
        <text:p text:style-name="Preformatted_20_Text"><text:span text:style-name="Source_20_Text"><text:span text:style-name="T42">abscissa</text:span></text:span></text:p>
        <text:p text:style-name="Preformatted_20_Text"><text:span text:style-name="Source_20_Text"><text:span text:style-name="T42">absorb</text:span></text:span></text:p>
        <text:p text:style-name="Preformatted_20_Text"><text:span text:style-name="Source_20_Text"><text:span text:style-name="T42">addenda</text:span></text:span></text:p>
        <text:p text:style-name="Preformatted_20_Text"><text:span text:style-name="Source_20_Text"><text:span text:style-name="T42">adverb</text:span></text:span></text:p>
        <text:p text:style-name="Preformatted_20_Text"><text:span text:style-name="Source_20_Text"><text:span text:style-name="T42">aha</text:span></text:span></text:p>
        <text:p text:style-name="Preformatted_20_Text"><text:span text:style-name="Source_20_Text"><text:span text:style-name="T42">alb</text:span></text:span></text:p>
        <text:p text:style-name="Preformatted_20_Text"/>
        <text:p text:style-name="Preformatted_20_Text"><text:span text:style-name="Source_20_Text"><text:span text:style-name="T42">...</text:span></text:span></text:p>
        <text:p text:style-name="Preformatted_20_Text"><text:span text:style-name="Source_20_Text"><text:span text:style-name="T42">atria</text:span></text:span></text:p>
        <text:p text:style-name="Preformatted_20_Text"><text:span text:style-name="Source_20_Text"><text:span text:style-name="T42">auditoria</text:span></text:span></text:p>
        <text:p text:style-name="Preformatted_20_Text"><text:span text:style-name="Source_20_Text"><text:span text:style-name="T42">automata</text:span></text:span></text:p>
        <text:p text:style-name="P1"><text:span text:style-name="Source_20_Text"><text:span text:style-name="T42">azalea</text:span></text:span></text:p>
        <text:h text:style-name="Heading_20_3" text:outline-level="3"><text:soft-page-break/>Extraer líneas de un fichero cuya primera palabra de cada línea cumpla un determinado criterio mediante grep</text:h>
        <text:p text:style-name="P6">Para obtener las palabras del fichero <text:span text:style-name="Source_20_Text"><text:span text:style-name="T29">/usr/share/dict/words</text:span></text:span> que cumplan los siguientes criterios:</text:p>
        <text:list xml:id="list1289678347" text:style-name="L5">
          <text:list-item>
            <text:p text:style-name="P20">Que empiecen por la letra <text:span text:style-name="Source_20_Text"><text:span text:style-name="T14">m</text:span></text:span> </text:p>
          </text:list-item>
          <text:list-item>
            <text:p text:style-name="P20">Que después de la <text:span text:style-name="Source_20_Text"><text:span text:style-name="T14">m</text:span></text:span> haya <text:span text:style-name="Source_20_Text"><text:span text:style-name="T14">1</text:span></text:span> carácter cualquiera. </text:p>
          </text:list-item>
          <text:list-item>
            <text:p text:style-name="P20">Que después del carácter cualquiera haya la letra <text:span text:style-name="Source_20_Text"><text:span text:style-name="T14">d</text:span></text:span>. </text:p>
          </text:list-item>
          <text:list-item>
            <text:p text:style-name="P20">Que después de la letra <text:span text:style-name="Source_20_Text"><text:span text:style-name="T14">d</text:span></text:span> existan <text:span text:style-name="Source_20_Text"><text:span text:style-name="T14">3</text:span></text:span> caracteres sin importar los que son. </text:p>
          </text:list-item>
          <text:list-item>
            <text:p text:style-name="P21">Y que finalmente después de los <text:span text:style-name="Source_20_Text"><text:span text:style-name="T14">3</text:span></text:span> caracteres cualquiera termine la palabra y la línea con la letra <text:span text:style-name="Source_20_Text"><text:span text:style-name="T14">e</text:span></text:span>.</text:p>
          </text:list-item>
        </text:list>
        <text:p text:style-name="P6">Tendremos que usar la expresión regular <text:span text:style-name="Source_20_Text"><text:span text:style-name="T14">^m.d...e$</text:span></text:span>. Por lo tanto el comando que tendremos que ejecutar es el siguiente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</text:span></text:span><text:span text:style-name="Source_20_Text"><text:span text:style-name="T2"> </text:span></text:span><text:span text:style-name="Source_20_Text"><text:span text:style-name="T15">'^m.d...e$'</text:span></text:span><text:span text:style-name="Source_20_Text"><text:span text:style-name="T2"> </text:span></text:span><text:span text:style-name="Source_20_Text"><text:span text:style-name="T30">/usr/share/dict/words</text:span></text:span></text:p>
        <text:p text:style-name="P6">Y el resultado obtenido es el que muestro a continuación:</text:p>
        <text:p text:style-name="Preformatted_20_Text"><text:span text:style-name="Source_20_Text"><text:span text:style-name="T42">mediate</text:span></text:span></text:p>
        <text:p text:style-name="P1"><text:span text:style-name="Source_20_Text"><text:span text:style-name="T42">midwife</text:span></text:span></text:p>
        <text:h text:style-name="Heading_20_3" text:outline-level="3">Extraer direcciones IPv4 de un fichero de texto mediante la opción <text:span text:style-name="Source_20_Text"><text:span text:style-name="T9">-o</text:span></text:span> y definiendo una expresión regular</text:h>
        <text:p text:style-name="P6">Imaginemos que el fichero <text:span text:style-name="Source_20_Text"><text:span text:style-name="T29">/etc/hosts</text:span></text:span> tiene el siguiente contenido:</text:p>
        <text:p text:style-name="Preformatted_20_Text"><text:span text:style-name="Source_20_Text"><text:span text:style-name="T42"># Host addresses</text:span></text:span></text:p>
        <text:p text:style-name="Preformatted_20_Text"><text:span text:style-name="Source_20_Text"><text:span text:style-name="T42">127.0.0.1 <text:s/>localhost</text:span></text:span></text:p>
        <text:p text:style-name="Preformatted_20_Text"><text:span text:style-name="Source_20_Text"><text:span text:style-name="T42">127.0.1.1 <text:s/>gk55</text:span></text:span></text:p>
        <text:p text:style-name="Preformatted_20_Text"><text:span text:style-name="Source_20_Text"><text:span text:style-name="T42">::1 <text:s text:c="7"/>localhost ip6-localhost ip6-loopback</text:span></text:span></text:p>
        <text:p text:style-name="Preformatted_20_Text"><text:span text:style-name="Source_20_Text"><text:span text:style-name="T42">ff02::1 <text:s text:c="3"/>ip6-allnodes</text:span></text:span></text:p>
        <text:p text:style-name="P1"><text:span text:style-name="Source_20_Text"><text:span text:style-name="T42">ff02::2 <text:s text:c="3"/>ip6-allrouters</text:span></text:span></text:p>
        <text:p text:style-name="P6">Para extraer únicamente las direcciones IPv4 del fichero tenemos que tener en cuenta lo siguiente:</text:p>
        <text:list xml:id="list4285581229" text:style-name="L6">
          <text:list-item>
            <text:p text:style-name="P22">Las direcciones IPv4 están compuestas por números entre el <text:span text:style-name="Source_20_Text">0</text:span> y el <text:span text:style-name="Source_20_Text">9</text:span>. </text:p>
          </text:list-item>
          <text:list-item>
            <text:p text:style-name="P22">Las direcciones IPv4 están compuestas por cuatro números separados por un punto. </text:p>
          </text:list-item>
          <text:list-item>
            <text:p text:style-name="P23">Cada uno de los 4 números que compone la dirección IPv4 puede tener 1, 2 o 3 cifras.</text:p>
          </text:list-item>
        </text:list>
        <text:p text:style-name="P6">Si tenemos en cuenta estos 3 factores la forma más fiable para extraer las direcciones IPv4 es usando la siguiente expresión regular:</text:p>
        <text:p text:style-name="P1"><text:span text:style-name="Source_20_Text"><text:span text:style-name="T15">[0-9]{1,3}\.[0-9]{1,3}\.[0-9]{1,3}\.[0-9]{1,3}</text:span></text:span></text:p>
        <text:p text:style-name="P6">Respecto a la expresión regular hay que tener en cuenta los siguientes aspectos:</text:p>
        <text:p text:style-name="P6"><text:span text:style-name="Source_20_Text"><text:span text:style-name="T14">[0-9]{1,3}:</text:span></text:span> Hace referencia a que pueden existir <text:span text:style-name="T14">1</text:span>, <text:span text:style-name="T14">2</text:span> o <text:span text:style-name="T14">3</text:span> números que estén entre el <text:span text:style-name="Source_20_Text"><text:span text:style-name="T14">0</text:span></text:span> y el <text:span text:style-name="Source_20_Text"><text:span text:style-name="T14">9</text:span></text:span>.<text:line-break/><text:span text:style-name="Source_20_Text"><text:span text:style-name="T14">\.</text:span></text:span>: Los <text:span text:style-name="T14">1</text:span>, <text:span text:style-name="T14">2</text:span> o <text:span text:style-name="T14">3</text:span> números que estarán entre el <text:span text:style-name="Source_20_Text"><text:span text:style-name="T14">0</text:span></text:span> y el <text:span text:style-name="Source_20_Text"><text:span text:style-name="T14">9</text:span></text:span> irán seguido/s de un <text:span text:style-name="T14">punto.</text:span> El símbolo <text:span text:style-name="Source_20_Text"><text:span text:style-name="T14">\</text:span></text:span> es simplemente el símbolo escape para evitar que se tome <text:span text:style-name="Source_20_Text"><text:span text:style-name="T14">.</text:span></text:span> como una expresión regular.</text:p>
        <text:p text:style-name="P6"><text:soft-page-break/>Una vez tenemos clara la expresión regular a usar ejecutaremos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 --color</text:span></text:span><text:span text:style-name="Source_20_Text"><text:span text:style-name="T2"> </text:span></text:span><text:span text:style-name="Source_20_Text"><text:span text:style-name="T15">'[0-9]{1,3}\.[0-9]{1,3}\.[0-9]{1,3}\.[0-9]{1,3}'</text:span></text:span><text:span text:style-name="Source_20_Text"><text:span text:style-name="T2"> </text:span></text:span><text:span text:style-name="Source_20_Text"><text:span text:style-name="T30">/etc/hosts</text:span></text:span></text:p>
        <text:p text:style-name="P6">Y obtendremos el siguiente resultado:</text:p>
        <text:p text:style-name="Preformatted_20_Text"><text:span text:style-name="Source_20_Text"><text:span text:style-name="Strong_20_Emphasis"><text:span text:style-name="T15">127.0.0.1</text:span></text:span></text:span><text:span text:style-name="Source_20_Text"><text:span text:style-name="T42"> <text:s/>localhost</text:span></text:span></text:p>
        <text:p text:style-name="P1"><text:span text:style-name="Source_20_Text"><text:span text:style-name="Strong_20_Emphasis"><text:span text:style-name="T15">127.0.1.1</text:span></text:span></text:span><text:span text:style-name="Source_20_Text"><text:span text:style-name="T42"> <text:s/>gk55</text:span></text:span></text:p>
        <text:p text:style-name="P6">Si os fijáis en el resaltado de color se muestra el contenido definido por nuestra expresión regular. En nuestro caso la expresión regular define 4 cifras entre el 0 y el 9, separadas por puntos. Cada una de las cifras entre el 0 y el 9 está separada puntos y podrá tener 1, 2 o 3 caracteres.</text:p>
        <text:p text:style-name="P6">Si queremos que la salida del comando solo muestre las IP omitiendo las palabras <text:span text:style-name="Source_20_Text"><text:span text:style-name="T41">localhost</text:span></text:span> y <text:span text:style-name="Source_20_Text"><text:span text:style-name="T41">gk55</text:span></text:span> podemos usar la opción <text:span text:style-name="Source_20_Text"><text:span text:style-name="T9">-o</text:span></text:span>. De este modo <text:span text:style-name="Source_20_Text"><text:span text:style-name="T1">grep</text:span></text:span> solo mostrará la cadena de texto o palabra de cada una de las líneas que coincide con nuestro criterio de búsqueda. Por lo tanto si ejecutamos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E --color -o</text:span></text:span><text:span text:style-name="Source_20_Text"><text:span text:style-name="T2"> </text:span></text:span><text:span text:style-name="Source_20_Text"><text:span text:style-name="T15">'[0-9]{1,3}\.[0-9]{1,3}\.[0-9]{1,3}\.[0-9]{1,3}'</text:span></text:span><text:span text:style-name="Source_20_Text"><text:span text:style-name="T2"> </text:span></text:span><text:span text:style-name="Source_20_Text"><text:span text:style-name="T30">/etc/hosts</text:span></text:span></text:p>
        <text:p text:style-name="P6">Obtendremos el siguiente resultado:</text:p>
        <text:p text:style-name="Preformatted_20_Text"><text:span text:style-name="Strong_20_Emphasis"><text:span text:style-name="T15">127.0.0.1</text:span></text:span></text:p>
        <text:p text:style-name="P1"><text:span text:style-name="Strong_20_Emphasis"><text:span text:style-name="T15">127.0.1.1</text:span></text:span></text:p>
        <text:h text:style-name="Heading_20_3" text:outline-level="3">Aplicar una acción A o B en función del contenido de un fichero de texto</text:h>
        <text:p text:style-name="P6">Para aplicar una acción u otra en función de una determinada circunstancia tendremos que usar un condicional if. Imaginemos que tenemos un fichero <text:span text:style-name="Source_20_Text"><text:span text:style-name="T29">opciones.txt</text:span></text:span> y tiene el siguiente contenido:</text:p>
        <text:p text:style-name="Preformatted_20_Text"><text:span text:style-name="Source_20_Text"><text:span text:style-name="T42">blanco</text:span></text:span></text:p>
        <text:p text:style-name="Preformatted_20_Text"><text:span text:style-name="Source_20_Text"><text:span text:style-name="T42">negro</text:span></text:span></text:p>
        <text:p text:style-name="P1"><text:span text:style-name="Source_20_Text"><text:span text:style-name="T42">azul</text:span></text:span></text:p>
        <text:p text:style-name="P6">Ahora queremos que si una de las líneas del fichero contiene la palabra <text:span text:style-name="Source_20_Text"><text:span text:style-name="T41">blanco</text:span></text:span> la terminal nos de como resultado <text:span text:style-name="Source_20_Text"><text:span text:style-name="T41">1</text:span></text:span>. En el caso que el fichero de texto no disponga de la palabra <text:span text:style-name="Source_20_Text"><text:span text:style-name="T41">blanco</text:span></text:span> entonces queremos que nos devuelva <text:span text:style-name="Source_20_Text"><text:span text:style-name="T41">0</text:span></text:span>. Para conseguir nuestro propósito podemos usar el siguiente comando:</text:p>
        <text:p text:style-name="P1"><text:span text:style-name="Source_20_Text"><text:span text:style-name="T1">$ </text:span></text:span><text:span text:style-name="Source_20_Text"><text:span text:style-name="T2">if [[ $(grep </text:span></text:span><text:span text:style-name="Source_20_Text"><text:span text:style-name="T10">-x</text:span></text:span><text:span text:style-name="Source_20_Text"><text:span text:style-name="T2"> </text:span></text:span><text:span text:style-name="Source_20_Text"><text:span text:style-name="T15">"blanco"</text:span></text:span><text:span text:style-name="Source_20_Text"><text:span text:style-name="T2"> </text:span></text:span><text:span text:style-name="Source_20_Text"><text:span text:style-name="T30">/home/alumno/opciones.txt</text:span></text:span><text:span text:style-name="Source_20_Text"><text:span text:style-name="T2">) ]]; then echo "</text:span></text:span><text:span text:style-name="Source_20_Text"><text:span text:style-name="T42">1</text:span></text:span><text:span text:style-name="Source_20_Text"><text:span text:style-name="T2">"; else echo "</text:span></text:span><text:span text:style-name="Source_20_Text"><text:span text:style-name="T42">0</text:span></text:span><text:span text:style-name="Source_20_Text"><text:span text:style-name="T2">"; fi</text:span></text:span></text:p>
        <text:p text:style-name="P6">y el resultado obtenido será:</text:p>
        <text:p text:style-name="P1"><text:span text:style-name="Source_20_Text"><text:span text:style-name="T42">1</text:span></text:span></text:p>
        <text:p text:style-name="P6">Si ahora borramos la palabra <text:span text:style-name="Source_20_Text"><text:span text:style-name="T41">blanco</text:span></text:span> del fichero <text:span text:style-name="Source_20_Text"><text:span text:style-name="T29">opciones.txt</text:span></text:span> y volvemos a ejecutar el comando:</text:p>
        <text:p text:style-name="P1"><text:span text:style-name="Source_20_Text"><text:span text:style-name="T1">$ </text:span></text:span><text:span text:style-name="Source_20_Text"><text:span text:style-name="T2">if [[ $(grep </text:span></text:span><text:span text:style-name="Source_20_Text"><text:span text:style-name="T10">-x</text:span></text:span><text:span text:style-name="Source_20_Text"><text:span text:style-name="T2"> </text:span></text:span><text:span text:style-name="Source_20_Text"><text:span text:style-name="T15">"blanco"</text:span></text:span><text:span text:style-name="Source_20_Text"><text:span text:style-name="T2"> </text:span></text:span><text:span text:style-name="Source_20_Text"><text:span text:style-name="T30">/home/alumno/opciones.txt</text:span></text:span><text:span text:style-name="Source_20_Text"><text:span text:style-name="T2">) ]]; then echo "</text:span></text:span><text:span text:style-name="Source_20_Text"><text:span text:style-name="T42">1</text:span></text:span><text:span text:style-name="Source_20_Text"><text:span text:style-name="T2">"; else echo "</text:span></text:span><text:span text:style-name="Source_20_Text"><text:span text:style-name="T42">0</text:span></text:span><text:span text:style-name="Source_20_Text"><text:span text:style-name="T2">"; fi</text:span></text:span></text:p>
        <text:p text:style-name="P6"><text:soft-page-break/>El resultado será el siguiente:</text:p>
        <text:p text:style-name="P1"><text:span text:style-name="Source_20_Text"><text:span text:style-name="T42">0</text:span></text:span></text:p>
        <text:p text:style-name="P6">Nótese que en este ejemplo usamos grep con la opción <text:span text:style-name="Source_20_Text"><text:span text:style-name="T9">-x</text:span></text:span>. La opción <text:span text:style-name="Source_20_Text"><text:span text:style-name="T9">-x</text:span></text:span> hace que grep solo considere las líneas cuyo contenido completo sea la palabra <text:span text:style-name="Source_20_Text"><text:span text:style-name="T41">blanco</text:span></text:span>. Para entender lo que estoy diciendo basta con este simple ejemplo.</text:p>
        <text:p text:style-name="P6">Imaginemos que el contenido del fichero <text:span text:style-name="Source_20_Text"><text:span text:style-name="T29">opciones.txt</text:span></text:span> es el siguiente:</text:p>
        <text:p text:style-name="Preformatted_20_Text"><text:span text:style-name="Source_20_Text"><text:span text:style-name="T42">blanco</text:span></text:span></text:p>
        <text:p text:style-name="P1"><text:span text:style-name="Source_20_Text"><text:span text:style-name="T42">blanco es el mejor color</text:span></text:span></text:p>
        <text:p text:style-name="P6">Si ejecuto el siguiente coman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w</text:span></text:span><text:span text:style-name="Source_20_Text"><text:span text:style-name="T2"> </text:span></text:span><text:span text:style-name="Source_20_Text"><text:span text:style-name="T15">"blanco"</text:span></text:span><text:span text:style-name="Source_20_Text"><text:span text:style-name="T2"> </text:span></text:span><text:span text:style-name="Source_20_Text"><text:span text:style-name="T30">/home/alumno/opciones.txt</text:span></text:span></text:p>
        <text:p text:style-name="P6">Vemos que se mostrarán la totalidad de palabras que contienen la palabra <text:span text:style-name="Source_20_Text"><text:span text:style-name="T14">blanco</text:span></text:span>.</text:p>
        <text:p text:style-name="Preformatted_20_Text"><text:span text:style-name="Source_20_Text"><text:span text:style-name="T42">blanco</text:span></text:span></text:p>
        <text:p text:style-name="P1"><text:span text:style-name="Source_20_Text"><text:span text:style-name="T42">blanco es el mejor color</text:span></text:span></text:p>
        <text:p text:style-name="P6">Pero si queremos obtener únicamente aquellas líneas cuyo único contenido sea la palabra <text:span text:style-name="Source_20_Text"><text:span text:style-name="T14">blanco</text:span></text:span> añadiremos la opción <text:span text:style-name="Source_20_Text"><text:span text:style-name="T9">-x</text:span></text:span> del siguiente modo:</text:p>
        <text:p text:style-name="P1"><text:span text:style-name="Source_20_Text"><text:span text:style-name="T1">$ </text:span></text:span><text:span text:style-name="Source_20_Text"><text:span text:style-name="T2">grep </text:span></text:span><text:span text:style-name="Source_20_Text"><text:span text:style-name="T10">-w -x</text:span></text:span><text:span text:style-name="Source_20_Text"><text:span text:style-name="T2"> </text:span></text:span><text:span text:style-name="Source_20_Text"><text:span text:style-name="T15">"blanco"</text:span></text:span><text:span text:style-name="Source_20_Text"><text:span text:style-name="T2"> </text:span></text:span><text:span text:style-name="Source_20_Text"><text:span text:style-name="T30">/home/alumno/opciones.txt</text:span></text:span></text:p>
        <text:p text:style-name="P6">Y ahora finalmente el resultado obtenido será el siguiente:</text:p>
        <text:p text:style-name="P1"><text:span text:style-name="Source_20_Text"><text:span text:style-name="T42">blanco</text:span></text:span></text:p>
        <text:h text:style-name="Heading_20_3" text:outline-level="3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9:16:28.247579239</meta:creation-date>
    <dc:date>2022-11-06T18:38:50.703705866</dc:date>
    <meta:editing-duration>PT32M6S</meta:editing-duration>
    <meta:editing-cycles>4</meta:editing-cycles>
    <meta:generator>LibreOffice/7.3.6.2$Linux_X86_64 LibreOffice_project/30$Build-2</meta:generator>
    <meta:document-statistic meta:table-count="1" meta:image-count="0" meta:object-count="0" meta:page-count="16" meta:paragraph-count="427" meta:word-count="4695" meta:character-count="30759" meta:non-whitespace-character-count="26439"/>
  </office:meta>
</office:document-meta>
</file>